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6cm"/>
    </style:style>
    <style:style style:name="co2" style:family="table-column">
      <style:table-column-properties fo:break-before="auto" style:column-width="4.0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4.249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561cm" fo:break-before="auto" style:use-optimal-row-height="false"/>
    </style:style>
    <style:style style:name="ro3" style:family="table-row">
      <style:table-row-properties style:row-height="0.85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order="0.06pt solid #000000" style:vertical-align="middle"/>
    </style:style>
    <style:style style:name="ce16" style:family="table-cell" style:parent-style-name="Default" style:data-style-name="N81">
      <style:table-cell-properties fo:border="0.06pt solid #000000" style:vertical-align="middle"/>
    </style:style>
    <style:style style:name="ce17" style:family="table-cell" style:parent-style-name="Default">
      <style:table-cell-properties fo:background-color="#fff5ce" fo:border="0.06pt solid #000000" style:vertical-align="middle"/>
    </style:style>
    <style:style style:name="ce18" style:family="table-cell" style:parent-style-name="Default" style:data-style-name="N81">
      <style:table-cell-properties fo:background-color="#fff5ce" fo:border="0.06pt solid #000000" style:vertical-align="middl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 style:data-style-name="N116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eeeeee" fo:border="0.06pt solid #000000" style:vertical-align="middle"/>
    </style:style>
    <style:style style:name="ce44" style:family="table-cell" style:parent-style-name="Default" style:data-style-name="N10">
      <style:table-cell-properties fo:background-color="#eeeeee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4"/>
        <table:table-column table:style-name="co2" table:number-columns-repeated="7" table:default-cell-style-name="ce14"/>
        <table:table-column table:style-name="co3" table:number-columns-repeated="1016" table:default-cell-style-name="ce14"/>
        <table:table-row table:style-name="ro1">
          <table:table-cell table:style-name="ce11" office:value-type="string" calcext:value-type="string">
            <text:p>Results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Func</text:p>
          </table:table-cell>
          <table:table-cell table:style-name="ce12" office:value-type="string" calcext:value-type="string">
            <text:p>bisect</text:p>
          </table:table-cell>
          <table:table-cell table:style-name="ce12" office:value-type="string" calcext:value-type="string">
            <text:p>brent</text:p>
          </table:table-cell>
          <table:table-cell table:style-name="ce12" office:value-type="string" calcext:value-type="string">
            <text:p>ridder</text:p>
          </table:table-cell>
          <table:table-cell table:style-name="ce12" office:value-type="string" calcext:value-type="string">
            <text:p>alefeld</text:p>
          </table:table-cell>
          <table:table-cell table:style-name="ce12" office:value-type="string" calcext:value-type="string">
            <text:p>ITP</text:p>
          </table:table-cell>
          <table:table-cell table:style-name="ce12" office:value-type="string" calcext:value-type="string">
            <text:p>modAB</text:p>
          </table:table-cell>
          <table:table-cell table:style-name="ce12" office:value-type="string" calcext:value-type="string">
            <text:p>modAB_CS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01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02</text:p>
          </table:table-cell>
          <table:table-cell table:style-name="ce15" office:value-type="float" office:value="0.399422291710974" calcext:value-type="float">
            <text:p>0,399422291710974</text:p>
          </table:table-cell>
          <table:table-cell table:number-columns-repeated="2" table:style-name="ce15" office:value-type="float" office:value="0.399422291710968" calcext:value-type="float">
            <text:p>0,399422291710968</text:p>
          </table:table-cell>
          <table:table-cell table:number-columns-repeated="2" table:style-name="ce15" office:value-type="float" office:value="0.399422291710968" calcext:value-type="float">
            <text:p>0,399422291710968</text:p>
          </table:table-cell>
          <table:table-cell table:style-name="ce17" office:value-type="float" office:value="0.399422291710968" calcext:value-type="float">
            <text:p>0,399422291710968</text:p>
          </table:table-cell>
          <table:table-cell table:style-name="ce15" office:value-type="float" office:value="0.399422291710968" calcext:value-type="float">
            <text:p>0,399422291710968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03</text:p>
          </table:table-cell>
          <table:table-cell table:style-name="ce15" office:value-type="float" office:value="0.80413309750367" calcext:value-type="float">
            <text:p>0,80413309750367</text:p>
          </table:table-cell>
          <table:table-cell table:style-name="ce15" office:value-type="float" office:value="0.804133097503664" calcext:value-type="float">
            <text:p>0,804133097503664</text:p>
          </table:table-cell>
          <table:table-cell table:style-name="ce15" office:value-type="float" office:value="0.804133097503664" calcext:value-type="float">
            <text:p>0,804133097503664</text:p>
          </table:table-cell>
          <table:table-cell table:number-columns-repeated="2" table:style-name="ce15" office:value-type="float" office:value="0.804133097503664" calcext:value-type="float">
            <text:p>0,804133097503664</text:p>
          </table:table-cell>
          <table:table-cell table:style-name="ce17" office:value-type="float" office:value="0.804133097503664" calcext:value-type="float">
            <text:p>0,804133097503664</text:p>
          </table:table-cell>
          <table:table-cell table:style-name="ce15" office:value-type="float" office:value="0.804133097503664" calcext:value-type="float">
            <text:p>0,80413309750366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04</text:p>
          </table:table-cell>
          <table:table-cell table:style-name="ce15" office:value-type="float" office:value="-0.999999999999996" calcext:value-type="float">
            <text:p>-0,999999999999996</text:p>
          </table:table-cell>
          <table:table-cell table:number-columns-repeated="4" table:style-name="ce15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05</text:p>
          </table:table-cell>
          <table:table-cell table:style-name="ce15" office:value-type="float" office:value="2.09455148154233" calcext:value-type="float">
            <text:p>2,09455148154233</text:p>
          </table:table-cell>
          <table:table-cell table:style-name="ce15" office:value-type="float" office:value="2.09455148154233" calcext:value-type="float">
            <text:p>2,09455148154233</text:p>
          </table:table-cell>
          <table:table-cell table:style-name="ce15" office:value-type="float" office:value="2.09455148154233" calcext:value-type="float">
            <text:p>2,09455148154233</text:p>
          </table:table-cell>
          <table:table-cell table:number-columns-repeated="2" table:style-name="ce15" office:value-type="float" office:value="2.09455148154233" calcext:value-type="float">
            <text:p>2,09455148154233</text:p>
          </table:table-cell>
          <table:table-cell table:style-name="ce17" office:value-type="float" office:value="2.09455148154233" calcext:value-type="float">
            <text:p>2,09455148154233</text:p>
          </table:table-cell>
          <table:table-cell table:style-name="ce15" office:value-type="float" office:value="2.09455148154233" calcext:value-type="float">
            <text:p>2,0945514815423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06</text:p>
          </table:table-cell>
          <table:table-cell table:style-name="ce15" office:value-type="float" office:value="0.138257155056827" calcext:value-type="float">
            <text:p>0,138257155056827</text:p>
          </table:table-cell>
          <table:table-cell table:number-columns-repeated="2" table:style-name="ce15" office:value-type="float" office:value="0.138257155056824" calcext:value-type="float">
            <text:p>0,138257155056824</text:p>
          </table:table-cell>
          <table:table-cell table:style-name="ce15" office:value-type="float" office:value="0.138257155056824" calcext:value-type="float">
            <text:p>0,138257155056824</text:p>
          </table:table-cell>
          <table:table-cell table:style-name="ce15" office:value-type="float" office:value="0.138257155056824" calcext:value-type="float">
            <text:p>0,138257155056824</text:p>
          </table:table-cell>
          <table:table-cell table:style-name="ce17" office:value-type="float" office:value="0.138257155056824" calcext:value-type="float">
            <text:p>0,138257155056824</text:p>
          </table:table-cell>
          <table:table-cell table:style-name="ce15" office:value-type="float" office:value="0.138257155056824" calcext:value-type="float">
            <text:p>0,13825715505682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07</text:p>
          </table:table-cell>
          <table:table-cell table:style-name="ce15" office:value-type="float" office:value="0.0693140886870296" calcext:value-type="float">
            <text:p>0,0693140886870296</text:p>
          </table:table-cell>
          <table:table-cell table:number-columns-repeated="4" table:style-name="ce15" office:value-type="float" office:value="0.0693140886870235" calcext:value-type="float">
            <text:p>0,0693140886870235</text:p>
          </table:table-cell>
          <table:table-cell table:style-name="ce17" office:value-type="float" office:value="0.0693140886870235" calcext:value-type="float">
            <text:p>0,0693140886870235</text:p>
          </table:table-cell>
          <table:table-cell table:style-name="ce15" office:value-type="float" office:value="0.0693140886870235" calcext:value-type="float">
            <text:p>0,069314088687023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08</text:p>
          </table:table-cell>
          <table:table-cell table:style-name="ce15" office:value-type="float" office:value="0.0346573590208479" calcext:value-type="float">
            <text:p>0,0346573590208479</text:p>
          </table:table-cell>
          <table:table-cell table:number-columns-repeated="3" table:style-name="ce15" office:value-type="float" office:value="0.0346573590208538" calcext:value-type="float">
            <text:p>0,0346573590208538</text:p>
          </table:table-cell>
          <table:table-cell table:style-name="ce15" office:value-type="float" office:value="0.0346573590208538" calcext:value-type="float">
            <text:p>0,0346573590208538</text:p>
          </table:table-cell>
          <table:table-cell table:style-name="ce17" office:value-type="float" office:value="0.0346573590208538" calcext:value-type="float">
            <text:p>0,0346573590208538</text:p>
          </table:table-cell>
          <table:table-cell table:style-name="ce15" office:value-type="float" office:value="0.0346573590208538" calcext:value-type="float">
            <text:p>0,0346573590208538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09</text:p>
          </table:table-cell>
          <table:table-cell table:style-name="ce15" office:value-type="float" office:value="0.109611796797786" calcext:value-type="float">
            <text:p>0,109611796797786</text:p>
          </table:table-cell>
          <table:table-cell table:number-columns-repeated="4" table:style-name="ce15" office:value-type="float" office:value="0.109611796797792" calcext:value-type="float">
            <text:p>0,109611796797792</text:p>
          </table:table-cell>
          <table:table-cell table:style-name="ce17" office:value-type="float" office:value="0.109611796797792" calcext:value-type="float">
            <text:p>0,109611796797792</text:p>
          </table:table-cell>
          <table:table-cell table:style-name="ce15" office:value-type="float" office:value="0.109611796797792" calcext:value-type="float">
            <text:p>0,109611796797792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0</text:p>
          </table:table-cell>
          <table:table-cell table:style-name="ce15" office:value-type="float" office:value="0.0524786034368034" calcext:value-type="float">
            <text:p>0,0524786034368034</text:p>
          </table:table-cell>
          <table:table-cell table:number-columns-repeated="4" table:style-name="ce15" office:value-type="float" office:value="0.0524786034368102" calcext:value-type="float">
            <text:p>0,0524786034368102</text:p>
          </table:table-cell>
          <table:table-cell table:style-name="ce17" office:value-type="float" office:value="0.0524786034368102" calcext:value-type="float">
            <text:p>0,0524786034368102</text:p>
          </table:table-cell>
          <table:table-cell table:style-name="ce15" office:value-type="float" office:value="0.0524786034368102" calcext:value-type="float">
            <text:p>0,0524786034368102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1</text:p>
          </table:table-cell>
          <table:table-cell table:style-name="ce15" office:value-type="float" office:value="0.0256237476199814" calcext:value-type="float">
            <text:p>0,0256237476199814</text:p>
          </table:table-cell>
          <table:table-cell table:number-columns-repeated="4" table:style-name="ce15" office:value-type="float" office:value="0.0256237476199882" calcext:value-type="float">
            <text:p>0,0256237476199882</text:p>
          </table:table-cell>
          <table:table-cell table:style-name="ce17" office:value-type="float" office:value="0.0256237476199882" calcext:value-type="float">
            <text:p>0,0256237476199882</text:p>
          </table:table-cell>
          <table:table-cell table:style-name="ce15" office:value-type="float" office:value="0.0256237476199882" calcext:value-type="float">
            <text:p>0,0256237476199882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2</text:p>
          </table:table-cell>
          <table:table-cell table:style-name="ce15" office:value-type="float" office:value="0.345954815848238" calcext:value-type="float">
            <text:p>0,345954815848238</text:p>
          </table:table-cell>
          <table:table-cell table:style-name="ce15" office:value-type="float" office:value="0.345954815848242" calcext:value-type="float">
            <text:p>0,345954815848242</text:p>
          </table:table-cell>
          <table:table-cell table:number-columns-repeated="2" table:style-name="ce15" office:value-type="float" office:value="0.345954815848242" calcext:value-type="float">
            <text:p>0,345954815848242</text:p>
          </table:table-cell>
          <table:table-cell table:style-name="ce15" office:value-type="float" office:value="0.345954815848242" calcext:value-type="float">
            <text:p>0,345954815848242</text:p>
          </table:table-cell>
          <table:table-cell table:style-name="ce17" office:value-type="float" office:value="0.345954815848242" calcext:value-type="float">
            <text:p>0,345954815848242</text:p>
          </table:table-cell>
          <table:table-cell table:style-name="ce15" office:value-type="float" office:value="0.345954815848242" calcext:value-type="float">
            <text:p>0,345954815848242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3</text:p>
          </table:table-cell>
          <table:table-cell table:style-name="ce15" office:value-type="float" office:value="0.245122333753308" calcext:value-type="float">
            <text:p>0,245122333753308</text:p>
          </table:table-cell>
          <table:table-cell table:number-columns-repeated="3" table:style-name="ce15" office:value-type="float" office:value="0.245122333753307" calcext:value-type="float">
            <text:p>0,245122333753307</text:p>
          </table:table-cell>
          <table:table-cell table:style-name="ce15" office:value-type="float" office:value="0.245122333753307" calcext:value-type="float">
            <text:p>0,245122333753307</text:p>
          </table:table-cell>
          <table:table-cell table:style-name="ce17" office:value-type="float" office:value="0.245122333753307" calcext:value-type="float">
            <text:p>0,245122333753307</text:p>
          </table:table-cell>
          <table:table-cell table:style-name="ce15" office:value-type="float" office:value="0.245122333753307" calcext:value-type="float">
            <text:p>0,245122333753307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4</text:p>
          </table:table-cell>
          <table:table-cell table:style-name="ce15" office:value-type="float" office:value="0.164920957276443" calcext:value-type="float">
            <text:p>0,164920957276443</text:p>
          </table:table-cell>
          <table:table-cell table:style-name="ce15" office:value-type="float" office:value="0.164920957276446" calcext:value-type="float">
            <text:p>0,164920957276446</text:p>
          </table:table-cell>
          <table:table-cell table:number-columns-repeated="3" table:style-name="ce15" office:value-type="float" office:value="0.164920957276441" calcext:value-type="float">
            <text:p>0,164920957276441</text:p>
          </table:table-cell>
          <table:table-cell table:style-name="ce17" office:value-type="float" office:value="0.164920957276441" calcext:value-type="float">
            <text:p>0,164920957276441</text:p>
          </table:table-cell>
          <table:table-cell table:style-name="ce15" office:value-type="float" office:value="0.164920957276441" calcext:value-type="float">
            <text:p>0,16492095727644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5</text:p>
          </table:table-cell>
          <table:table-cell table:style-name="ce15" office:value-type="float" office:value="0.00361710817890781" calcext:value-type="float">
            <text:p>0,00361710817890781</text:p>
          </table:table-cell>
          <table:table-cell table:number-columns-repeated="3" table:style-name="ce15" office:value-type="float" office:value="0.00361710817890406" calcext:value-type="float">
            <text:p>0,00361710817890406</text:p>
          </table:table-cell>
          <table:table-cell table:style-name="ce15" office:value-type="float" office:value="0.00361710817890406" calcext:value-type="float">
            <text:p>0,00361710817890406</text:p>
          </table:table-cell>
          <table:table-cell table:style-name="ce17" office:value-type="float" office:value="0.00361710817890406" calcext:value-type="float">
            <text:p>0,00361710817890406</text:p>
          </table:table-cell>
          <table:table-cell table:style-name="ce15" office:value-type="float" office:value="0.00361710817890406" calcext:value-type="float">
            <text:p>0,0036171081789040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6</text:p>
          </table:table-cell>
          <table:table-cell table:style-name="ce15" office:value-type="float" office:value="0.000151471334781661" calcext:value-type="float">
            <text:p>0,000151471334781661</text:p>
          </table:table-cell>
          <table:table-cell table:style-name="ce15" office:value-type="float" office:value="0.000151471334775075" calcext:value-type="float">
            <text:p>0,000151471334775075</text:p>
          </table:table-cell>
          <table:table-cell table:style-name="ce15" office:value-type="float" office:value="0.000151471334783891" calcext:value-type="float">
            <text:p>0,000151471334783891</text:p>
          </table:table-cell>
          <table:table-cell table:style-name="ce15" office:value-type="float" office:value="0.000151471334783891" calcext:value-type="float">
            <text:p>0,000151471334783891</text:p>
          </table:table-cell>
          <table:table-cell table:style-name="ce15" office:value-type="float" office:value="0.000151471334783891" calcext:value-type="float">
            <text:p>0,000151471334783891</text:p>
          </table:table-cell>
          <table:table-cell table:style-name="ce17" office:value-type="float" office:value="0.000151471334783891" calcext:value-type="float">
            <text:p>0,000151471334783891</text:p>
          </table:table-cell>
          <table:table-cell table:style-name="ce15" office:value-type="float" office:value="0.000151471334783891" calcext:value-type="float">
            <text:p>0,00015147133478389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7</text:p>
          </table:table-cell>
          <table:table-cell table:style-name="ce16" office:value-type="float" office:value="0.00000766859512424389" calcext:value-type="float">
            <text:p>7,67E-06</text:p>
          </table:table-cell>
          <table:table-cell table:number-columns-repeated="4" table:style-name="ce16" office:value-type="float" office:value="0.00000766859512218534" calcext:value-type="float">
            <text:p>7,67E-06</text:p>
          </table:table-cell>
          <table:table-cell table:style-name="ce18" office:value-type="float" office:value="0.00000766859512218534" calcext:value-type="float">
            <text:p>7,67E-06</text:p>
          </table:table-cell>
          <table:table-cell table:style-name="ce16" office:value-type="float" office:value="0.00000766859512218534" calcext:value-type="float">
            <text:p>7,67E-0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8</text:p>
          </table:table-cell>
          <table:table-cell table:style-name="ce15" office:value-type="float" office:value="0.516153518757939" calcext:value-type="float">
            <text:p>0,516153518757939</text:p>
          </table:table-cell>
          <table:table-cell table:style-name="ce15" office:value-type="float" office:value="0.516153518757924" calcext:value-type="float">
            <text:p>0,516153518757924</text:p>
          </table:table-cell>
          <table:table-cell table:style-name="ce15" office:value-type="float" office:value="0.516153518757933" calcext:value-type="float">
            <text:p>0,516153518757933</text:p>
          </table:table-cell>
          <table:table-cell table:number-columns-repeated="2" table:style-name="ce15" office:value-type="float" office:value="0.516153518757934" calcext:value-type="float">
            <text:p>0,516153518757934</text:p>
          </table:table-cell>
          <table:table-cell table:style-name="ce17" office:value-type="float" office:value="0.516153518757934" calcext:value-type="float">
            <text:p>0,516153518757934</text:p>
          </table:table-cell>
          <table:table-cell table:style-name="ce15" office:value-type="float" office:value="0.516153518757934" calcext:value-type="float">
            <text:p>0,51615351875793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19</text:p>
          </table:table-cell>
          <table:table-cell table:style-name="ce15" office:value-type="float" office:value="0.53952222690841" calcext:value-type="float">
            <text:p>0,53952222690841</text:p>
          </table:table-cell>
          <table:table-cell table:style-name="ce15" office:value-type="float" office:value="0.539522226908416" calcext:value-type="float">
            <text:p>0,539522226908416</text:p>
          </table:table-cell>
          <table:table-cell table:style-name="ce15" office:value-type="float" office:value="0.539522226908409" calcext:value-type="float">
            <text:p>0,539522226908409</text:p>
          </table:table-cell>
          <table:table-cell table:number-columns-repeated="2" table:style-name="ce15" office:value-type="float" office:value="0.539522226908416" calcext:value-type="float">
            <text:p>0,539522226908416</text:p>
          </table:table-cell>
          <table:table-cell table:style-name="ce17" office:value-type="float" office:value="0.539522226908416" calcext:value-type="float">
            <text:p>0,539522226908416</text:p>
          </table:table-cell>
          <table:table-cell table:style-name="ce15" office:value-type="float" office:value="0.539522226908416" calcext:value-type="float">
            <text:p>0,53952222690841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0</text:p>
          </table:table-cell>
          <table:table-cell table:style-name="ce15" office:value-type="float" office:value="0.552704666678487" calcext:value-type="float">
            <text:p>0,552704666678487</text:p>
          </table:table-cell>
          <table:table-cell table:style-name="ce15" office:value-type="float" office:value="0.552704666678488" calcext:value-type="float">
            <text:p>0,552704666678488</text:p>
          </table:table-cell>
          <table:table-cell table:style-name="ce15" office:value-type="float" office:value="0.552704666678487" calcext:value-type="float">
            <text:p>0,552704666678487</text:p>
          </table:table-cell>
          <table:table-cell table:number-columns-repeated="2" table:style-name="ce15" office:value-type="float" office:value="0.552704666678488" calcext:value-type="float">
            <text:p>0,552704666678488</text:p>
          </table:table-cell>
          <table:table-cell table:style-name="ce17" office:value-type="float" office:value="0.552704666678488" calcext:value-type="float">
            <text:p>0,552704666678488</text:p>
          </table:table-cell>
          <table:table-cell table:style-name="ce15" office:value-type="float" office:value="0.552704666678488" calcext:value-type="float">
            <text:p>0,552704666678488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1</text:p>
          </table:table-cell>
          <table:table-cell table:style-name="ce15" office:value-type="float" office:value="0.409992017989133" calcext:value-type="float">
            <text:p>0,409992017989133</text:p>
          </table:table-cell>
          <table:table-cell table:number-columns-repeated="3" table:style-name="ce15" office:value-type="float" office:value="0.409992017989137" calcext:value-type="float">
            <text:p>0,409992017989137</text:p>
          </table:table-cell>
          <table:table-cell table:style-name="ce15" office:value-type="float" office:value="0.409992017989137" calcext:value-type="float">
            <text:p>0,409992017989137</text:p>
          </table:table-cell>
          <table:table-cell table:style-name="ce17" office:value-type="float" office:value="0.409992017989137" calcext:value-type="float">
            <text:p>0,409992017989137</text:p>
          </table:table-cell>
          <table:table-cell table:style-name="ce15" office:value-type="float" office:value="0.409992017989137" calcext:value-type="float">
            <text:p>0,409992017989137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2</text:p>
          </table:table-cell>
          <table:table-cell table:style-name="ce15" office:value-type="float" office:value="0.452509145577643" calcext:value-type="float">
            <text:p>0,452509145577643</text:p>
          </table:table-cell>
          <table:table-cell table:number-columns-repeated="3" table:style-name="ce15" office:value-type="float" office:value="0.452509145577641" calcext:value-type="float">
            <text:p>0,452509145577641</text:p>
          </table:table-cell>
          <table:table-cell table:style-name="ce15" office:value-type="float" office:value="0.452509145577641" calcext:value-type="float">
            <text:p>0,452509145577641</text:p>
          </table:table-cell>
          <table:table-cell table:style-name="ce17" office:value-type="float" office:value="0.452509145577641" calcext:value-type="float">
            <text:p>0,452509145577641</text:p>
          </table:table-cell>
          <table:table-cell table:style-name="ce15" office:value-type="float" office:value="0.452509145577641" calcext:value-type="float">
            <text:p>0,45250914557764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3</text:p>
          </table:table-cell>
          <table:table-cell table:style-name="ce15" office:value-type="float" office:value="0.475626848596058" calcext:value-type="float">
            <text:p>0,475626848596058</text:p>
          </table:table-cell>
          <table:table-cell table:number-columns-repeated="3" table:style-name="ce15" office:value-type="float" office:value="0.475626848596062" calcext:value-type="float">
            <text:p>0,475626848596062</text:p>
          </table:table-cell>
          <table:table-cell table:style-name="ce15" office:value-type="float" office:value="0.475626848596062" calcext:value-type="float">
            <text:p>0,475626848596062</text:p>
          </table:table-cell>
          <table:table-cell table:style-name="ce17" office:value-type="float" office:value="0.475626848596062" calcext:value-type="float">
            <text:p>0,475626848596062</text:p>
          </table:table-cell>
          <table:table-cell table:style-name="ce15" office:value-type="float" office:value="0.475626848596062" calcext:value-type="float">
            <text:p>0,475626848596062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4.00000000000001" calcext:value-type="float">
            <text:p>4,00000000000001</text:p>
          </table:table-cell>
          <table:table-cell table:style-name="ce15" office:value-type="float" office:value="4.00000000000184" calcext:value-type="float">
            <text:p>4,00000000000184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6</text:p>
          </table:table-cell>
          <table:table-cell table:style-name="ce15" office:value-type="float" office:value="2.47457678736983" calcext:value-type="float">
            <text:p>2,47457678736983</text:p>
          </table:table-cell>
          <table:table-cell table:style-name="ce15" office:value-type="float" office:value="2.47457678736983" calcext:value-type="float">
            <text:p>2,47457678736983</text:p>
          </table:table-cell>
          <table:table-cell table:style-name="ce15" office:value-type="float" office:value="2.47457678736983" calcext:value-type="float">
            <text:p>2,47457678736983</text:p>
          </table:table-cell>
          <table:table-cell table:style-name="ce15" office:value-type="float" office:value="2.47457678736983" calcext:value-type="float">
            <text:p>2,47457678736983</text:p>
          </table:table-cell>
          <table:table-cell table:style-name="ce15" office:value-type="float" office:value="2.47457678736983" calcext:value-type="float">
            <text:p>2,47457678736983</text:p>
          </table:table-cell>
          <table:table-cell table:style-name="ce17" office:value-type="float" office:value="2.47457678736983" calcext:value-type="float">
            <text:p>2,47457678736983</text:p>
          </table:table-cell>
          <table:table-cell table:style-name="ce15" office:value-type="float" office:value="2.47457678736983" calcext:value-type="float">
            <text:p>2,4745767873698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7</text:p>
          </table:table-cell>
          <table:table-cell table:style-name="ce15" office:value-type="float" office:value="1.88916015625" calcext:value-type="float">
            <text:p>1,88916015625</text:p>
          </table:table-cell>
          <table:table-cell table:style-name="ce15" office:value-type="float" office:value="1.88867216683445" calcext:value-type="float">
            <text:p>1,88867216683445</text:p>
          </table:table-cell>
          <table:table-cell table:style-name="ce15" office:value-type="float" office:value="1.88905736094801" calcext:value-type="float">
            <text:p>1,88905736094801</text:p>
          </table:table-cell>
          <table:table-cell table:style-name="ce15" office:value-type="float" office:value="1.88930887459278" calcext:value-type="float">
            <text:p>1,88930887459278</text:p>
          </table:table-cell>
          <table:table-cell table:style-name="ce15" office:value-type="float" office:value="1.88873552051941" calcext:value-type="float">
            <text:p>1,88873552051941</text:p>
          </table:table-cell>
          <table:table-cell table:style-name="ce17" office:value-type="float" office:value="1.88916015625" calcext:value-type="float">
            <text:p>1,88916015625</text:p>
          </table:table-cell>
          <table:table-cell table:style-name="ce15" office:value-type="float" office:value="1.88916015625" calcext:value-type="float">
            <text:p>1,8891601562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8</text:p>
          </table:table-cell>
          <table:table-cell table:style-name="ce15" office:value-type="float" office:value="7.14299999999999" calcext:value-type="float">
            <text:p>7,14299999999999</text:p>
          </table:table-cell>
          <table:table-cell table:style-name="ce15" office:value-type="float" office:value="7.143" calcext:value-type="float">
            <text:p>7,143</text:p>
          </table:table-cell>
          <table:table-cell table:style-name="ce15" office:value-type="float" office:value="7.143" calcext:value-type="float">
            <text:p>7,143</text:p>
          </table:table-cell>
          <table:table-cell table:style-name="ce15" office:value-type="float" office:value="7.143" calcext:value-type="float">
            <text:p>7,143</text:p>
          </table:table-cell>
          <table:table-cell table:style-name="ce15" office:value-type="float" office:value="7.143" calcext:value-type="float">
            <text:p>7,143</text:p>
          </table:table-cell>
          <table:table-cell table:style-name="ce17" office:value-type="float" office:value="7.14299999999999" calcext:value-type="float">
            <text:p>7,14299999999999</text:p>
          </table:table-cell>
          <table:table-cell table:style-name="ce15" office:value-type="float" office:value="7.143" calcext:value-type="float">
            <text:p>7,14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29</text:p>
          </table:table-cell>
          <table:table-cell table:style-name="ce15" office:value-type="float" office:value="3.000390625" calcext:value-type="float">
            <text:p>3,000390625</text:p>
          </table:table-cell>
          <table:table-cell table:style-name="ce15" office:value-type="float" office:value="3.00052649258972" calcext:value-type="float">
            <text:p>3,00052649258972</text:p>
          </table:table-cell>
          <table:table-cell table:style-name="ce15" office:value-type="float" office:value="3.00054459411" calcext:value-type="float">
            <text:p>3,00054459411</text:p>
          </table:table-cell>
          <table:table-cell table:style-name="ce15" office:value-type="float" office:value="3.00045858385018" calcext:value-type="float">
            <text:p>3,00045858385018</text:p>
          </table:table-cell>
          <table:table-cell table:style-name="ce15" office:value-type="float" office:value="3.00000056913142" calcext:value-type="float">
            <text:p>3,00000056913142</text:p>
          </table:table-cell>
          <table:table-cell table:style-name="ce17" office:value-type="float" office:value="3.000390625" calcext:value-type="float">
            <text:p>3,000390625</text:p>
          </table:table-cell>
          <table:table-cell table:style-name="ce15" office:value-type="float" office:value="3.000390625" calcext:value-type="float">
            <text:p>3,00039062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0</text:p>
          </table:table-cell>
          <table:table-cell table:style-name="ce15" office:value-type="float" office:value="4.26716830454212" calcext:value-type="float">
            <text:p>4,26716830454212</text:p>
          </table:table-cell>
          <table:table-cell table:style-name="ce15" office:value-type="float" office:value="4.26716830454212" calcext:value-type="float">
            <text:p>4,26716830454212</text:p>
          </table:table-cell>
          <table:table-cell table:number-columns-repeated="3" table:style-name="ce15" office:value-type="float" office:value="4.26716830454213" calcext:value-type="float">
            <text:p>4,26716830454213</text:p>
          </table:table-cell>
          <table:table-cell table:style-name="ce17" office:value-type="float" office:value="4.26716830454213" calcext:value-type="float">
            <text:p>4,26716830454213</text:p>
          </table:table-cell>
          <table:table-cell table:style-name="ce15" office:value-type="float" office:value="4.26716830454212" calcext:value-type="float">
            <text:p>4,26716830454212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1</text:p>
          </table:table-cell>
          <table:table-cell table:style-name="ce15" office:value-type="float" office:value="0.318309886183787" calcext:value-type="float">
            <text:p>0,318309886183787</text:p>
          </table:table-cell>
          <table:table-cell table:number-columns-repeated="3" table:style-name="ce15" office:value-type="float" office:value="0.318309886183791" calcext:value-type="float">
            <text:p>0,318309886183791</text:p>
          </table:table-cell>
          <table:table-cell table:style-name="ce15" office:value-type="float" office:value="0.318309886183791" calcext:value-type="float">
            <text:p>0,318309886183791</text:p>
          </table:table-cell>
          <table:table-cell table:style-name="ce17" office:value-type="float" office:value="0.318309886183791" calcext:value-type="float">
            <text:p>0,318309886183791</text:p>
          </table:table-cell>
          <table:table-cell table:style-name="ce15" office:value-type="float" office:value="0.318309886183791" calcext:value-type="float">
            <text:p>0,31830988618379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2</text:p>
          </table:table-cell>
          <table:table-cell table:style-name="ce15" office:value-type="float" office:value="1.32581766366803" calcext:value-type="float">
            <text:p>1,32581766366803</text:p>
          </table:table-cell>
          <table:table-cell table:number-columns-repeated="2" table:style-name="ce15" office:value-type="float" office:value="1.32581766366803" calcext:value-type="float">
            <text:p>1,32581766366803</text:p>
          </table:table-cell>
          <table:table-cell table:style-name="ce15" office:value-type="float" office:value="1.32581766366803" calcext:value-type="float">
            <text:p>1,32581766366803</text:p>
          </table:table-cell>
          <table:table-cell table:style-name="ce15" office:value-type="float" office:value="1.32581766366803" calcext:value-type="float">
            <text:p>1,32581766366803</text:p>
          </table:table-cell>
          <table:table-cell table:style-name="ce17" office:value-type="float" office:value="1.32581766366803" calcext:value-type="float">
            <text:p>1,32581766366803</text:p>
          </table:table-cell>
          <table:table-cell table:style-name="ce15" office:value-type="float" office:value="1.32581766366803" calcext:value-type="float">
            <text:p>1,3258176636680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3</text:p>
          </table:table-cell>
          <table:table-cell table:style-name="ce15" office:value-type="float" office:value="0.865474033101613" calcext:value-type="float">
            <text:p>0,865474033101613</text:p>
          </table:table-cell>
          <table:table-cell table:style-name="ce15" office:value-type="float" office:value="0.865474033101621" calcext:value-type="float">
            <text:p>0,865474033101621</text:p>
          </table:table-cell>
          <table:table-cell table:style-name="ce15" office:value-type="float" office:value="0.865474033101614" calcext:value-type="float">
            <text:p>0,865474033101614</text:p>
          </table:table-cell>
          <table:table-cell table:number-columns-repeated="2" table:style-name="ce15" office:value-type="float" office:value="0.865474033101614" calcext:value-type="float">
            <text:p>0,865474033101614</text:p>
          </table:table-cell>
          <table:table-cell table:style-name="ce17" office:value-type="float" office:value="0.865474033101614" calcext:value-type="float">
            <text:p>0,865474033101614</text:p>
          </table:table-cell>
          <table:table-cell table:style-name="ce15" office:value-type="float" office:value="0.865474033101614" calcext:value-type="float">
            <text:p>0,86547403310161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4</text:p>
          </table:table-cell>
          <table:table-cell table:style-name="ce15" office:value-type="float" office:value="0.739085133215168" calcext:value-type="float">
            <text:p>0,739085133215168</text:p>
          </table:table-cell>
          <table:table-cell table:number-columns-repeated="4" table:style-name="ce15" office:value-type="float" office:value="0.739085133215161" calcext:value-type="float">
            <text:p>0,739085133215161</text:p>
          </table:table-cell>
          <table:table-cell table:style-name="ce17" office:value-type="float" office:value="0.739085133215161" calcext:value-type="float">
            <text:p>0,739085133215161</text:p>
          </table:table-cell>
          <table:table-cell table:style-name="ce15" office:value-type="float" office:value="0.739085133215161" calcext:value-type="float">
            <text:p>0,73908513321516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5</text:p>
          </table:table-cell>
          <table:table-cell table:style-name="ce15" office:value-type="float" office:value="0.656666666666675" calcext:value-type="float">
            <text:p>0,656666666666675</text:p>
          </table:table-cell>
          <table:table-cell table:style-name="ce15" office:value-type="float" office:value="0.656666666666672" calcext:value-type="float">
            <text:p>0,656666666666672</text:p>
          </table:table-cell>
          <table:table-cell table:style-name="ce15" office:value-type="float" office:value="0.656666666666667" calcext:value-type="float">
            <text:p>0,656666666666667</text:p>
          </table:table-cell>
          <table:table-cell table:number-columns-repeated="2" table:style-name="ce15" office:value-type="float" office:value="0.656666666666667" calcext:value-type="float">
            <text:p>0,656666666666667</text:p>
          </table:table-cell>
          <table:table-cell table:style-name="ce17" office:value-type="float" office:value="0.656666666666667" calcext:value-type="float">
            <text:p>0,656666666666667</text:p>
          </table:table-cell>
          <table:table-cell table:style-name="ce15" office:value-type="float" office:value="0.656666666666667" calcext:value-type="float">
            <text:p>0,656666666666667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6</text:p>
          </table:table-cell>
          <table:table-cell table:style-name="ce15" office:value-type="float" office:value="0.66666666666667" calcext:value-type="float">
            <text:p>0,66666666666667</text:p>
          </table:table-cell>
          <table:table-cell table:style-name="ce15" office:value-type="float" office:value="0.66666666666667" calcext:value-type="float">
            <text:p>0,66666666666667</text:p>
          </table:table-cell>
          <table:table-cell table:style-name="ce15" office:value-type="float" office:value="0.666666666666663" calcext:value-type="float">
            <text:p>0,666666666666663</text:p>
          </table:table-cell>
          <table:table-cell table:style-name="ce15" office:value-type="float" office:value="0.666666666666667" calcext:value-type="float">
            <text:p>0,666666666666667</text:p>
          </table:table-cell>
          <table:table-cell table:style-name="ce15" office:value-type="float" office:value="0.666666666666669" calcext:value-type="float">
            <text:p>0,666666666666669</text:p>
          </table:table-cell>
          <table:table-cell table:style-name="ce17" office:value-type="float" office:value="0.666666666666667" calcext:value-type="float">
            <text:p>0,666666666666667</text:p>
          </table:table-cell>
          <table:table-cell table:style-name="ce15" office:value-type="float" office:value="0.666666666666614" calcext:value-type="float">
            <text:p>0,66666666666661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7</text:p>
          </table:table-cell>
          <table:table-cell table:style-name="ce15" office:value-type="float" office:value="0.77777777777778" calcext:value-type="float">
            <text:p>0,77777777777778</text:p>
          </table:table-cell>
          <table:table-cell table:number-columns-repeated="4" table:style-name="ce15" office:value-type="float" office:value="0.777777777777778" calcext:value-type="float">
            <text:p>0,777777777777778</text:p>
          </table:table-cell>
          <table:table-cell table:style-name="ce17" office:value-type="float" office:value="0.777777777777778" calcext:value-type="float">
            <text:p>0,777777777777778</text:p>
          </table:table-cell>
          <table:table-cell table:style-name="ce15" office:value-type="float" office:value="0.777777777777778" calcext:value-type="float">
            <text:p>0,777777777777778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8</text:p>
          </table:table-cell>
          <table:table-cell table:number-columns-repeated="2" table:style-name="ce15" office:value-type="float" office:value="0.333333333333337" calcext:value-type="float">
            <text:p>0,333333333333337</text:p>
          </table:table-cell>
          <table:table-cell table:style-name="ce15" office:value-type="float" office:value="0.333333333333335" calcext:value-type="float">
            <text:p>0,333333333333335</text:p>
          </table:table-cell>
          <table:table-cell table:style-name="ce15" office:value-type="float" office:value="0.333333333333333" calcext:value-type="float">
            <text:p>0,333333333333333</text:p>
          </table:table-cell>
          <table:table-cell table:style-name="ce15" office:value-type="float" office:value="0.333333333333337" calcext:value-type="float">
            <text:p>0,333333333333337</text:p>
          </table:table-cell>
          <table:table-cell table:style-name="ce17" office:value-type="float" office:value="0.333333333333337" calcext:value-type="float">
            <text:p>0,333333333333337</text:p>
          </table:table-cell>
          <table:table-cell table:style-name="ce15" office:value-type="float" office:value="0.333333333333329" calcext:value-type="float">
            <text:p>0,33333333333332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39</text:p>
          </table:table-cell>
          <table:table-cell table:style-name="ce15" office:value-type="float" office:value="0.333333333333337" calcext:value-type="float">
            <text:p>0,333333333333337</text:p>
          </table:table-cell>
          <table:table-cell table:style-name="ce15" office:value-type="float" office:value="0.333333333333328" calcext:value-type="float">
            <text:p>0,333333333333328</text:p>
          </table:table-cell>
          <table:table-cell table:style-name="ce15" office:value-type="float" office:value="0.333333333333324" calcext:value-type="float">
            <text:p>0,333333333333324</text:p>
          </table:table-cell>
          <table:table-cell table:style-name="ce15" office:value-type="float" office:value="0.333333333333332" calcext:value-type="float">
            <text:p>0,333333333333332</text:p>
          </table:table-cell>
          <table:table-cell table:style-name="ce15" office:value-type="float" office:value="0.333333333333316" calcext:value-type="float">
            <text:p>0,333333333333316</text:p>
          </table:table-cell>
          <table:table-cell table:style-name="ce17" office:value-type="float" office:value="0.333333333333337" calcext:value-type="float">
            <text:p>0,333333333333337</text:p>
          </table:table-cell>
          <table:table-cell table:style-name="ce15" office:value-type="float" office:value="0.333333333333329" calcext:value-type="float">
            <text:p>0,33333333333332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0</text:p>
          </table:table-cell>
          <table:table-cell table:style-name="ce15" office:value-type="float" office:value="0.66666666666667" calcext:value-type="float">
            <text:p>0,66666666666667</text:p>
          </table:table-cell>
          <table:table-cell table:style-name="ce15" office:value-type="float" office:value="0.666666666666663" calcext:value-type="float">
            <text:p>0,666666666666663</text:p>
          </table:table-cell>
          <table:table-cell table:style-name="ce15" office:value-type="float" office:value="-7.97964439654029" calcext:value-type="float">
            <text:p>-7,97964439654029</text:p>
          </table:table-cell>
          <table:table-cell table:style-name="ce15" office:value-type="float" office:value="0.666666666666667" calcext:value-type="float">
            <text:p>0,666666666666667</text:p>
          </table:table-cell>
          <table:table-cell table:style-name="ce15" office:value-type="float" office:value="0.666666666666657" calcext:value-type="float">
            <text:p>0,666666666666657</text:p>
          </table:table-cell>
          <table:table-cell table:style-name="ce17" office:value-type="float" office:value="0.66666666666667" calcext:value-type="float">
            <text:p>0,66666666666667</text:p>
          </table:table-cell>
          <table:table-cell table:style-name="ce15" office:value-type="float" office:value="0.666666666666643" calcext:value-type="float">
            <text:p>0,66666666666664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1</text:p>
          </table:table-cell>
          <table:table-cell table:style-name="ce15" office:value-type="float" office:value="0.138257155056829" calcext:value-type="float">
            <text:p>0,138257155056829</text:p>
          </table:table-cell>
          <table:table-cell table:style-name="ce15" office:value-type="float" office:value="0.138257155056824" calcext:value-type="float">
            <text:p>0,138257155056824</text:p>
          </table:table-cell>
          <table:table-cell table:number-columns-repeated="2" table:style-name="ce15" office:value-type="float" office:value="0.138257155056824" calcext:value-type="float">
            <text:p>0,138257155056824</text:p>
          </table:table-cell>
          <table:table-cell table:style-name="ce15" office:value-type="float" office:value="0.138257155056824" calcext:value-type="float">
            <text:p>0,138257155056824</text:p>
          </table:table-cell>
          <table:table-cell table:style-name="ce17" office:value-type="float" office:value="0.138257155056824" calcext:value-type="float">
            <text:p>0,138257155056824</text:p>
          </table:table-cell>
          <table:table-cell table:style-name="ce15" office:value-type="float" office:value="0.138257155056824" calcext:value-type="float">
            <text:p>0,13825715505682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2</text:p>
          </table:table-cell>
          <table:table-cell table:style-name="ce15" office:value-type="float" office:value="1.00000000000001" calcext:value-type="float">
            <text:p>1,0000000000000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3</text:p>
          </table:table-cell>
          <table:table-cell table:style-name="ce16" office:value-type="float" office:value="5.32907051820075E-015" calcext:value-type="float">
            <text:p>5,33E-15</text:p>
          </table:table-cell>
          <table:table-cell table:style-name="ce16" office:value-type="float" office:value="-3.87218875856499E-015" calcext:value-type="float">
            <text:p>-3,87E-15</text:p>
          </table:table-cell>
          <table:table-cell table:style-name="ce16" office:value-type="float" office:value="-4.08660305694837E-015" calcext:value-type="float">
            <text:p>-4,09E-15</text:p>
          </table:table-cell>
          <table:table-cell table:style-name="ce15" office:value-type="string" calcext:value-type="string">
            <text:p>NaN</text:p>
          </table:table-cell>
          <table:table-cell table:style-name="ce16" office:value-type="float" office:value="2.27008102731239E-015" calcext:value-type="float">
            <text:p>2,27E-15</text:p>
          </table:table-cell>
          <table:table-cell table:style-name="ce18" office:value-type="float" office:value="5.32907051820075E-015" calcext:value-type="float">
            <text:p>5,33E-15</text:p>
          </table:table-cell>
          <table:table-cell table:style-name="ce16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4</text:p>
          </table:table-cell>
          <table:table-cell table:style-name="ce16" office:value-type="float" office:value="5.32907051820075E-015" calcext:value-type="float">
            <text:p>5,33E-15</text:p>
          </table:table-cell>
          <table:table-cell table:style-name="ce16" office:value-type="float" office:value="2.38772234422292E-015" calcext:value-type="float">
            <text:p>2,39E-15</text:p>
          </table:table-cell>
          <table:table-cell table:style-name="ce16" office:value-type="float" office:value="7.44453322744317E-015" calcext:value-type="float">
            <text:p>7,44E-15</text:p>
          </table:table-cell>
          <table:table-cell table:style-name="ce15" office:value-type="string" calcext:value-type="string">
            <text:p>NaN</text:p>
          </table:table-cell>
          <table:table-cell table:style-name="ce16" office:value-type="float" office:value="-1.43444086971835E-015" calcext:value-type="float">
            <text:p>-1,43E-15</text:p>
          </table:table-cell>
          <table:table-cell table:style-name="ce18" office:value-type="float" office:value="5.32907051820075E-015" calcext:value-type="float">
            <text:p>5,33E-15</text:p>
          </table:table-cell>
          <table:table-cell table:style-name="ce16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5</text:p>
          </table:table-cell>
          <table:table-cell table:style-name="ce16" office:value-type="float" office:value="5.32907051820075E-015" calcext:value-type="float">
            <text:p>5,33E-15</text:p>
          </table:table-cell>
          <table:table-cell table:style-name="ce16" office:value-type="float" office:value="-5.2341775157892E-015" calcext:value-type="float">
            <text:p>-5,23E-15</text:p>
          </table:table-cell>
          <table:table-cell table:style-name="ce16" office:value-type="float" office:value="-4.0359965760654E-015" calcext:value-type="float">
            <text:p>-4,04E-15</text:p>
          </table:table-cell>
          <table:table-cell table:style-name="ce15" office:value-type="string" calcext:value-type="string">
            <text:p>NaN</text:p>
          </table:table-cell>
          <table:table-cell table:style-name="ce16" office:value-type="float" office:value="-5.50123411946642E-015" calcext:value-type="float">
            <text:p>-5,50E-15</text:p>
          </table:table-cell>
          <table:table-cell table:style-name="ce18" office:value-type="float" office:value="5.32907051820075E-015" calcext:value-type="float">
            <text:p>5,33E-15</text:p>
          </table:table-cell>
          <table:table-cell table:style-name="ce16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6</text:p>
          </table:table-cell>
          <table:table-cell table:style-name="ce15" office:value-type="float" office:value="0.101624392293545" calcext:value-type="float">
            <text:p>0,101624392293545</text:p>
          </table:table-cell>
          <table:table-cell table:number-columns-repeated="2" table:style-name="ce15" office:value-type="float" office:value="0.10162439229355" calcext:value-type="float">
            <text:p>0,10162439229355</text:p>
          </table:table-cell>
          <table:table-cell table:style-name="ce15" office:value-type="float" office:value="0.10162439229355" calcext:value-type="float">
            <text:p>0,10162439229355</text:p>
          </table:table-cell>
          <table:table-cell table:style-name="ce15" office:value-type="float" office:value="0.10162439229355" calcext:value-type="float">
            <text:p>0,10162439229355</text:p>
          </table:table-cell>
          <table:table-cell table:style-name="ce17" office:value-type="float" office:value="0.10162439229355" calcext:value-type="float">
            <text:p>0,10162439229355</text:p>
          </table:table-cell>
          <table:table-cell table:style-name="ce15" office:value-type="float" office:value="0.10162439229355" calcext:value-type="float">
            <text:p>0,1016243922935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7</text:p>
          </table:table-cell>
          <table:table-cell table:style-name="ce15" office:value-type="float" office:value="0.00773252320060808" calcext:value-type="float">
            <text:p>0,00773252320060808</text:p>
          </table:table-cell>
          <table:table-cell table:style-name="ce15" office:value-type="float" office:value="0.0077325232006128" calcext:value-type="float">
            <text:p>0,0077325232006128</text:p>
          </table:table-cell>
          <table:table-cell table:style-name="ce15" office:value-type="float" office:value="0.00773252320061475" calcext:value-type="float">
            <text:p>0,00773252320061475</text:p>
          </table:table-cell>
          <table:table-cell table:style-name="ce15" office:value-type="float" office:value="0.0077325232006128" calcext:value-type="float">
            <text:p>0,0077325232006128</text:p>
          </table:table-cell>
          <table:table-cell table:style-name="ce15" office:value-type="float" office:value="0.0077325232006128" calcext:value-type="float">
            <text:p>0,0077325232006128</text:p>
          </table:table-cell>
          <table:table-cell table:style-name="ce17" office:value-type="float" office:value="0.0077325232006128" calcext:value-type="float">
            <text:p>0,0077325232006128</text:p>
          </table:table-cell>
          <table:table-cell table:style-name="ce15" office:value-type="float" office:value="0.0077325232006128" calcext:value-type="float">
            <text:p>0,0077325232006128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8</text:p>
          </table:table-cell>
          <table:table-cell table:style-name="ce15" office:value-type="float" office:value="0.00127630494573219" calcext:value-type="float">
            <text:p>0,00127630494573219</text:p>
          </table:table-cell>
          <table:table-cell table:style-name="ce15" office:value-type="float" office:value="0.00127630494573556" calcext:value-type="float">
            <text:p>0,00127630494573556</text:p>
          </table:table-cell>
          <table:table-cell table:style-name="ce15" office:value-type="float" office:value="0.00127630494573556" calcext:value-type="float">
            <text:p>0,00127630494573556</text:p>
          </table:table-cell>
          <table:table-cell table:style-name="ce15" office:value-type="float" office:value="0.00127630494573556" calcext:value-type="float">
            <text:p>0,00127630494573556</text:p>
          </table:table-cell>
          <table:table-cell table:style-name="ce15" office:value-type="float" office:value="0.00127630494573556" calcext:value-type="float">
            <text:p>0,00127630494573556</text:p>
          </table:table-cell>
          <table:table-cell table:style-name="ce17" office:value-type="float" office:value="0.00127630494573556" calcext:value-type="float">
            <text:p>0,00127630494573556</text:p>
          </table:table-cell>
          <table:table-cell table:style-name="ce15" office:value-type="float" office:value="0.00127630494573556" calcext:value-type="float">
            <text:p>0,0012763049457355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49</text:p>
          </table:table-cell>
          <table:table-cell table:style-name="ce15" office:value-type="float" office:value="-0.682327803828024" calcext:value-type="float">
            <text:p>-0,682327803828024</text:p>
          </table:table-cell>
          <table:table-cell table:style-name="ce15" office:value-type="float" office:value="-0.682327803828019" calcext:value-type="float">
            <text:p>-0,682327803828019</text:p>
          </table:table-cell>
          <table:table-cell table:style-name="ce15" office:value-type="float" office:value="-0.682327803828019" calcext:value-type="float">
            <text:p>-0,682327803828019</text:p>
          </table:table-cell>
          <table:table-cell table:style-name="ce15" office:value-type="float" office:value="-0.682327803828019" calcext:value-type="float">
            <text:p>-0,682327803828019</text:p>
          </table:table-cell>
          <table:table-cell table:style-name="ce15" office:value-type="float" office:value="-0.682327803828019" calcext:value-type="float">
            <text:p>-0,682327803828019</text:p>
          </table:table-cell>
          <table:table-cell table:style-name="ce17" office:value-type="float" office:value="-0.682327803828019" calcext:value-type="float">
            <text:p>-0,682327803828019</text:p>
          </table:table-cell>
          <table:table-cell table:style-name="ce15" office:value-type="float" office:value="-0.682327803828019" calcext:value-type="float">
            <text:p>-0,68232780382801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0</text:p>
          </table:table-cell>
          <table:table-cell table:style-name="ce15" office:value-type="float" office:value="-2.10380340273554" calcext:value-type="float">
            <text:p>-2,10380340273554</text:p>
          </table:table-cell>
          <table:table-cell table:style-name="ce15" office:value-type="float" office:value="-2.10380340273554" calcext:value-type="float">
            <text:p>-2,10380340273554</text:p>
          </table:table-cell>
          <table:table-cell table:number-columns-repeated="3" table:style-name="ce15" office:value-type="float" office:value="-2.10380340273554" calcext:value-type="float">
            <text:p>-2,10380340273554</text:p>
          </table:table-cell>
          <table:table-cell table:style-name="ce17" office:value-type="float" office:value="-2.10380340273554" calcext:value-type="float">
            <text:p>-2,10380340273554</text:p>
          </table:table-cell>
          <table:table-cell table:style-name="ce15" office:value-type="float" office:value="-2.10380340273554" calcext:value-type="float">
            <text:p>-2,1038034027355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1</text:p>
          </table:table-cell>
          <table:table-cell table:style-name="ce15" office:value-type="float" office:value="1.00000000000001" calcext:value-type="float">
            <text:p>1,00000000000001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2</text:p>
          </table:table-cell>
          <table:table-cell table:style-name="ce15" office:value-type="float" office:value="1.00004083556472" calcext:value-type="float">
            <text:p>1,00004083556472</text:p>
          </table:table-cell>
          <table:table-cell table:style-name="ce15" office:value-type="float" office:value="1.00004083556472" calcext:value-type="float">
            <text:p>1,00004083556472</text:p>
          </table:table-cell>
          <table:table-cell table:style-name="ce15" office:value-type="float" office:value="1.00004083556473" calcext:value-type="float">
            <text:p>1,00004083556473</text:p>
          </table:table-cell>
          <table:table-cell table:number-columns-repeated="2" table:style-name="ce15" office:value-type="float" office:value="1.00004083556473" calcext:value-type="float">
            <text:p>1,00004083556473</text:p>
          </table:table-cell>
          <table:table-cell table:style-name="ce17" office:value-type="float" office:value="1.00004083556473" calcext:value-type="float">
            <text:p>1,00004083556473</text:p>
          </table:table-cell>
          <table:table-cell table:style-name="ce15" office:value-type="float" office:value="1.00004083556473" calcext:value-type="float">
            <text:p>1,0000408355647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3</text:p>
          </table:table-cell>
          <table:table-cell table:style-name="ce15" office:value-type="float" office:value="1.69681238680975" calcext:value-type="float">
            <text:p>1,69681238680975</text:p>
          </table:table-cell>
          <table:table-cell table:number-columns-repeated="4" table:style-name="ce15" office:value-type="float" office:value="1.69681238680975" calcext:value-type="float">
            <text:p>1,69681238680975</text:p>
          </table:table-cell>
          <table:table-cell table:style-name="ce17" office:value-type="float" office:value="1.69681238680975" calcext:value-type="float">
            <text:p>1,69681238680975</text:p>
          </table:table-cell>
          <table:table-cell table:style-name="ce15" office:value-type="float" office:value="1.69681238680975" calcext:value-type="float">
            <text:p>1,6968123868097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4</text:p>
          </table:table-cell>
          <table:table-cell table:style-name="ce15" office:value-type="float" office:value="0.523598775598299" calcext:value-type="float">
            <text:p>0,523598775598299</text:p>
          </table:table-cell>
          <table:table-cell table:number-columns-repeated="4" table:style-name="ce15" office:value-type="float" office:value="0.523598775598299" calcext:value-type="float">
            <text:p>0,523598775598299</text:p>
          </table:table-cell>
          <table:table-cell table:style-name="ce17" office:value-type="float" office:value="0.523598775598299" calcext:value-type="float">
            <text:p>0,523598775598299</text:p>
          </table:table-cell>
          <table:table-cell table:style-name="ce15" office:value-type="float" office:value="0.523598775598299" calcext:value-type="float">
            <text:p>0,52359877559829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6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7</text:p>
          </table:table-cell>
          <table:table-cell table:style-name="ce15" office:value-type="float" office:value="3.00000000000001" calcext:value-type="float">
            <text:p>3,00000000000001</text:p>
          </table:table-cell>
          <table:table-cell table:number-columns-repeated="4" table:style-name="ce15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8</text:p>
          </table:table-cell>
          <table:table-cell table:style-name="ce15" office:value-type="float" office:value="1.5574077246549" calcext:value-type="float">
            <text:p>1,5574077246549</text:p>
          </table:table-cell>
          <table:table-cell table:style-name="ce15" office:value-type="float" office:value="1.5574077246549" calcext:value-type="float">
            <text:p>1,5574077246549</text:p>
          </table:table-cell>
          <table:table-cell table:number-columns-repeated="2" table:style-name="ce15" office:value-type="float" office:value="1.5574077246549" calcext:value-type="float">
            <text:p>1,5574077246549</text:p>
          </table:table-cell>
          <table:table-cell table:style-name="ce15" office:value-type="float" office:value="1.5574077246549" calcext:value-type="float">
            <text:p>1,5574077246549</text:p>
          </table:table-cell>
          <table:table-cell table:style-name="ce17" office:value-type="float" office:value="1.5574077246549" calcext:value-type="float">
            <text:p>1,5574077246549</text:p>
          </table:table-cell>
          <table:table-cell table:style-name="ce15" office:value-type="float" office:value="1.5574077246549" calcext:value-type="float">
            <text:p>1,557407724654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59</text:p>
          </table:table-cell>
          <table:table-cell table:style-name="ce15" office:value-type="float" office:value="1.25643120862617" calcext:value-type="float">
            <text:p>1,25643120862617</text:p>
          </table:table-cell>
          <table:table-cell table:number-columns-repeated="3" table:style-name="ce15" office:value-type="float" office:value="1.25643120862617" calcext:value-type="float">
            <text:p>1,25643120862617</text:p>
          </table:table-cell>
          <table:table-cell table:style-name="ce15" office:value-type="float" office:value="1.25643120862617" calcext:value-type="float">
            <text:p>1,25643120862617</text:p>
          </table:table-cell>
          <table:table-cell table:style-name="ce17" office:value-type="float" office:value="1.25643120862617" calcext:value-type="float">
            <text:p>1,25643120862617</text:p>
          </table:table-cell>
          <table:table-cell table:style-name="ce15" office:value-type="float" office:value="1.25643120862617" calcext:value-type="float">
            <text:p>1,25643120862617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0</text:p>
          </table:table-cell>
          <table:table-cell table:style-name="ce15" office:value-type="float" office:value="0.354463104375021" calcext:value-type="float">
            <text:p>0,354463104375021</text:p>
          </table:table-cell>
          <table:table-cell table:number-columns-repeated="3" table:style-name="ce15" office:value-type="float" office:value="0.354463104375025" calcext:value-type="float">
            <text:p>0,354463104375025</text:p>
          </table:table-cell>
          <table:table-cell table:style-name="ce15" office:value-type="float" office:value="0.354463104375025" calcext:value-type="float">
            <text:p>0,354463104375025</text:p>
          </table:table-cell>
          <table:table-cell table:style-name="ce17" office:value-type="float" office:value="0.354463104375025" calcext:value-type="float">
            <text:p>0,354463104375025</text:p>
          </table:table-cell>
          <table:table-cell table:style-name="ce15" office:value-type="float" office:value="0.354463104375025" calcext:value-type="float">
            <text:p>0,35446310437502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1</text:p>
          </table:table-cell>
          <table:table-cell table:style-name="ce15" office:value-type="float" office:value="1.40449164821535" calcext:value-type="float">
            <text:p>1,40449164821535</text:p>
          </table:table-cell>
          <table:table-cell table:style-name="ce15" office:value-type="float" office:value="1.40449164821534" calcext:value-type="float">
            <text:p>1,40449164821534</text:p>
          </table:table-cell>
          <table:table-cell table:style-name="ce15" office:value-type="float" office:value="1.40449164821534" calcext:value-type="float">
            <text:p>1,40449164821534</text:p>
          </table:table-cell>
          <table:table-cell table:number-columns-repeated="2" table:style-name="ce15" office:value-type="float" office:value="1.40449164821534" calcext:value-type="float">
            <text:p>1,40449164821534</text:p>
          </table:table-cell>
          <table:table-cell table:style-name="ce17" office:value-type="float" office:value="1.40449164821534" calcext:value-type="float">
            <text:p>1,40449164821534</text:p>
          </table:table-cell>
          <table:table-cell table:style-name="ce15" office:value-type="float" office:value="1.40449164821534" calcext:value-type="float">
            <text:p>1,4044916482153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2</text:p>
          </table:table-cell>
          <table:table-cell table:style-name="ce15" office:value-type="float" office:value="1.89549426703398" calcext:value-type="float">
            <text:p>1,89549426703398</text:p>
          </table:table-cell>
          <table:table-cell table:number-columns-repeated="3" table:style-name="ce15" office:value-type="float" office:value="1.89549426703398" calcext:value-type="float">
            <text:p>1,89549426703398</text:p>
          </table:table-cell>
          <table:table-cell table:style-name="ce15" office:value-type="float" office:value="1.89549426703398" calcext:value-type="float">
            <text:p>1,89549426703398</text:p>
          </table:table-cell>
          <table:table-cell table:style-name="ce17" office:value-type="float" office:value="1.89549426703398" calcext:value-type="float">
            <text:p>1,89549426703398</text:p>
          </table:table-cell>
          <table:table-cell table:style-name="ce15" office:value-type="float" office:value="1.89549426703398" calcext:value-type="float">
            <text:p>1,89549426703398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3</text:p>
          </table:table-cell>
          <table:table-cell table:style-name="ce15" office:value-type="float" office:value="0.567143290409781" calcext:value-type="float">
            <text:p>0,567143290409781</text:p>
          </table:table-cell>
          <table:table-cell table:number-columns-repeated="4" table:style-name="ce15" office:value-type="float" office:value="0.567143290409784" calcext:value-type="float">
            <text:p>0,567143290409784</text:p>
          </table:table-cell>
          <table:table-cell table:style-name="ce17" office:value-type="float" office:value="0.567143290409784" calcext:value-type="float">
            <text:p>0,567143290409784</text:p>
          </table:table-cell>
          <table:table-cell table:style-name="ce15" office:value-type="float" office:value="0.567143290409784" calcext:value-type="float">
            <text:p>0,56714329040978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4</text:p>
          </table:table-cell>
          <table:table-cell table:style-name="ce15" office:value-type="float" office:value="0.100000000000001" calcext:value-type="float">
            <text:p>0,100000000000001</text:p>
          </table:table-cell>
          <table:table-cell table:number-columns-repeated="3" table:style-name="ce15" office:value-type="float" office:value="0.1" calcext:value-type="float">
            <text:p>0,1</text:p>
          </table:table-cell>
          <table:table-cell table:style-name="ce15" office:value-type="float" office:value="0.1" calcext:value-type="float">
            <text:p>0,1</text:p>
          </table:table-cell>
          <table:table-cell table:style-name="ce17" office:value-type="float" office:value="0.1" calcext:value-type="float">
            <text:p>0,1</text:p>
          </table:table-cell>
          <table:table-cell table:style-name="ce15" office:value-type="float" office:value="0.1" calcext:value-type="float">
            <text:p>0,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5</text:p>
          </table:table-cell>
          <table:table-cell table:style-name="ce15" office:value-type="float" office:value="-0.523598775598295" calcext:value-type="float">
            <text:p>-0,523598775598295</text:p>
          </table:table-cell>
          <table:table-cell table:number-columns-repeated="3" table:style-name="ce15" office:value-type="float" office:value="-0.523598775598299" calcext:value-type="float">
            <text:p>-0,523598775598299</text:p>
          </table:table-cell>
          <table:table-cell table:style-name="ce15" office:value-type="float" office:value="-0.523598775598299" calcext:value-type="float">
            <text:p>-0,523598775598299</text:p>
          </table:table-cell>
          <table:table-cell table:style-name="ce17" office:value-type="float" office:value="-0.523598775598299" calcext:value-type="float">
            <text:p>-0,523598775598299</text:p>
          </table:table-cell>
          <table:table-cell table:style-name="ce15" office:value-type="float" office:value="-0.523598775598299" calcext:value-type="float">
            <text:p>-0,52359877559829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6</text:p>
          </table:table-cell>
          <table:table-cell table:style-name="ce15" office:value-type="float" office:value="-0.843914568649261" calcext:value-type="float">
            <text:p>-0,843914568649261</text:p>
          </table:table-cell>
          <table:table-cell table:number-columns-repeated="3" table:style-name="ce15" office:value-type="float" office:value="-0.843914568649266" calcext:value-type="float">
            <text:p>-0,843914568649266</text:p>
          </table:table-cell>
          <table:table-cell table:style-name="ce15" office:value-type="float" office:value="-0.843914568649266" calcext:value-type="float">
            <text:p>-0,843914568649266</text:p>
          </table:table-cell>
          <table:table-cell table:style-name="ce17" office:value-type="float" office:value="-0.843914568649266" calcext:value-type="float">
            <text:p>-0,843914568649266</text:p>
          </table:table-cell>
          <table:table-cell table:style-name="ce15" office:value-type="float" office:value="-0.843914568649266" calcext:value-type="float">
            <text:p>-0,84391456864926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7</text:p>
          </table:table-cell>
          <table:table-cell table:style-name="ce15" office:value-type="float" office:value="0.835079042723557" calcext:value-type="float">
            <text:p>0,835079042723557</text:p>
          </table:table-cell>
          <table:table-cell table:number-columns-repeated="3" table:style-name="ce15" office:value-type="float" office:value="0.835079042723559" calcext:value-type="float">
            <text:p>0,835079042723559</text:p>
          </table:table-cell>
          <table:table-cell table:style-name="ce15" office:value-type="float" office:value="0.835079042723559" calcext:value-type="float">
            <text:p>0,835079042723559</text:p>
          </table:table-cell>
          <table:table-cell table:style-name="ce17" office:value-type="float" office:value="0.835079042723559" calcext:value-type="float">
            <text:p>0,835079042723559</text:p>
          </table:table-cell>
          <table:table-cell table:style-name="ce15" office:value-type="float" office:value="0.835079042723559" calcext:value-type="float">
            <text:p>0,83507904272355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8</text:p>
          </table:table-cell>
          <table:table-cell table:style-name="ce15" office:value-type="float" office:value="0.873568526830233" calcext:value-type="float">
            <text:p>0,873568526830233</text:p>
          </table:table-cell>
          <table:table-cell table:number-columns-repeated="2" table:style-name="ce15" office:value-type="float" office:value="0.873568526830232" calcext:value-type="float">
            <text:p>0,873568526830232</text:p>
          </table:table-cell>
          <table:table-cell table:number-columns-repeated="2" table:style-name="ce15" office:value-type="float" office:value="0.873568526830232" calcext:value-type="float">
            <text:p>0,873568526830232</text:p>
          </table:table-cell>
          <table:table-cell table:style-name="ce17" office:value-type="float" office:value="0.873568526830232" calcext:value-type="float">
            <text:p>0,873568526830232</text:p>
          </table:table-cell>
          <table:table-cell table:style-name="ce15" office:value-type="float" office:value="0.873568526830232" calcext:value-type="float">
            <text:p>0,873568526830232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69</text:p>
          </table:table-cell>
          <table:table-cell table:style-name="ce15" office:value-type="float" office:value="0.111111111111107" calcext:value-type="float">
            <text:p>0,111111111111107</text:p>
          </table:table-cell>
          <table:table-cell table:style-name="ce15" office:value-type="float" office:value="0.111111111111111" calcext:value-type="float">
            <text:p>0,111111111111111</text:p>
          </table:table-cell>
          <table:table-cell table:style-name="ce15" office:value-type="float" office:value="0.111111111111111" calcext:value-type="float">
            <text:p>0,111111111111111</text:p>
          </table:table-cell>
          <table:table-cell table:style-name="ce15" office:value-type="float" office:value="0.111111111111111" calcext:value-type="float">
            <text:p>0,111111111111111</text:p>
          </table:table-cell>
          <table:table-cell table:style-name="ce15" office:value-type="float" office:value="0.111111111111111" calcext:value-type="float">
            <text:p>0,111111111111111</text:p>
          </table:table-cell>
          <table:table-cell table:style-name="ce17" office:value-type="float" office:value="0.111111111111111" calcext:value-type="float">
            <text:p>0,111111111111111</text:p>
          </table:table-cell>
          <table:table-cell table:style-name="ce15" office:value-type="float" office:value="0.111111111111111" calcext:value-type="float">
            <text:p>0,11111111111111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0</text:p>
          </table:table-cell>
          <table:table-cell table:style-name="ce15" office:value-type="float" office:value="-0.037020127707855" calcext:value-type="float">
            <text:p>-0,037020127707855</text:p>
          </table:table-cell>
          <table:table-cell table:style-name="ce15" office:value-type="float" office:value="-0.0370201277078527" calcext:value-type="float">
            <text:p>-0,0370201277078527</text:p>
          </table:table-cell>
          <table:table-cell table:style-name="ce15" office:value-type="float" office:value="-0.0370201277078609" calcext:value-type="float">
            <text:p>-0,0370201277078609</text:p>
          </table:table-cell>
          <table:table-cell table:style-name="ce15" office:value-type="float" office:value="-0.0370201277078609" calcext:value-type="float">
            <text:p>-0,0370201277078609</text:p>
          </table:table-cell>
          <table:table-cell table:style-name="ce15" office:value-type="float" office:value="-0.0370201277078609" calcext:value-type="float">
            <text:p>-0,0370201277078609</text:p>
          </table:table-cell>
          <table:table-cell table:style-name="ce17" office:value-type="float" office:value="-0.0370201277078609" calcext:value-type="float">
            <text:p>-0,0370201277078609</text:p>
          </table:table-cell>
          <table:table-cell table:style-name="ce15" office:value-type="float" office:value="-0.0370201277078609" calcext:value-type="float">
            <text:p>-0,037020127707860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1</text:p>
          </table:table-cell>
          <table:table-cell table:style-name="ce15" office:value-type="float" office:value="-0.666666666666664" calcext:value-type="float">
            <text:p>-0,666666666666664</text:p>
          </table:table-cell>
          <table:table-cell table:number-columns-repeated="3" table:style-name="ce15" office:value-type="float" office:value="-0.666666666666667" calcext:value-type="float">
            <text:p>-0,666666666666667</text:p>
          </table:table-cell>
          <table:table-cell table:style-name="ce15" office:value-type="float" office:value="-0.666666666666667" calcext:value-type="float">
            <text:p>-0,666666666666667</text:p>
          </table:table-cell>
          <table:table-cell table:style-name="ce17" office:value-type="float" office:value="-0.666666666666667" calcext:value-type="float">
            <text:p>-0,666666666666667</text:p>
          </table:table-cell>
          <table:table-cell table:style-name="ce15" office:value-type="float" office:value="-0.666666666666667" calcext:value-type="float">
            <text:p>-0,666666666666667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2</text:p>
          </table:table-cell>
          <table:table-cell table:style-name="ce16" office:value-type="float" office:value="0.00000100000000458067" calcext:value-type="float">
            <text:p>1,00E-06</text:p>
          </table:table-cell>
          <table:table-cell table:style-name="ce16" office:value-type="float" office:value="0.00000100000000320958" calcext:value-type="float">
            <text:p>1,00E-06</text:p>
          </table:table-cell>
          <table:table-cell table:style-name="ce16" office:value-type="float" office:value="0.00000100000000797863" calcext:value-type="float">
            <text:p>1,00E-06</text:p>
          </table:table-cell>
          <table:table-cell table:style-name="ce16" office:value-type="float" office:value="0.00000100000000297918" calcext:value-type="float">
            <text:p>1,00E-06</text:p>
          </table:table-cell>
          <table:table-cell table:style-name="ce16" office:value-type="float" office:value="0.00000100000000223048" calcext:value-type="float">
            <text:p>1,00E-06</text:p>
          </table:table-cell>
          <table:table-cell table:style-name="ce18" office:value-type="float" office:value="0.00000100000000458067" calcext:value-type="float">
            <text:p>1,00E-06</text:p>
          </table:table-cell>
          <table:table-cell table:style-name="ce16" office:value-type="float" office:value="0.00000100000000458067" calcext:value-type="float">
            <text:p>1,00E-0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3</text:p>
          </table:table-cell>
          <table:table-cell table:style-name="ce16" office:value-type="float" office:value="0.00000100000000458067" calcext:value-type="float">
            <text:p>1,00E-06</text:p>
          </table:table-cell>
          <table:table-cell table:style-name="ce16" office:value-type="float" office:value="0.00000100000000180462" calcext:value-type="float">
            <text:p>1,00E-06</text:p>
          </table:table-cell>
          <table:table-cell table:style-name="ce16" office:value-type="float" office:value="0.00000100000000797863" calcext:value-type="float">
            <text:p>1,00E-06</text:p>
          </table:table-cell>
          <table:table-cell table:style-name="ce16" office:value-type="float" office:value="0.000001" calcext:value-type="float">
            <text:p>1,00E-06</text:p>
          </table:table-cell>
          <table:table-cell table:style-name="ce16" office:value-type="float" office:value="0.00000100000000011585" calcext:value-type="float">
            <text:p>1,00E-06</text:p>
          </table:table-cell>
          <table:table-cell table:style-name="ce18" office:value-type="float" office:value="0.00000100000000458067" calcext:value-type="float">
            <text:p>1,00E-06</text:p>
          </table:table-cell>
          <table:table-cell table:style-name="ce16" office:value-type="float" office:value="0.00000100000000458067" calcext:value-type="float">
            <text:p>1,00E-0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4</text:p>
          </table:table-cell>
          <table:table-cell table:style-name="ce15" office:value-type="float" office:value="0.333333333333336" calcext:value-type="float">
            <text:p>0,333333333333336</text:p>
          </table:table-cell>
          <table:table-cell table:style-name="ce15" office:value-type="float" office:value="0.333333333333329" calcext:value-type="float">
            <text:p>0,333333333333329</text:p>
          </table:table-cell>
          <table:table-cell table:style-name="ce15" office:value-type="float" office:value="0.333333333333336" calcext:value-type="float">
            <text:p>0,333333333333336</text:p>
          </table:table-cell>
          <table:table-cell table:style-name="ce15" office:value-type="float" office:value="0.333333333333333" calcext:value-type="float">
            <text:p>0,333333333333333</text:p>
          </table:table-cell>
          <table:table-cell table:style-name="ce15" office:value-type="float" office:value="0.333333333333329" calcext:value-type="float">
            <text:p>0,333333333333329</text:p>
          </table:table-cell>
          <table:table-cell table:style-name="ce17" office:value-type="float" office:value="0.333333333333336" calcext:value-type="float">
            <text:p>0,333333333333336</text:p>
          </table:table-cell>
          <table:table-cell table:style-name="ce15" office:value-type="float" office:value="0.333333333333336" calcext:value-type="float">
            <text:p>0,3333333333333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5</text:p>
          </table:table-cell>
          <table:table-cell table:style-name="ce15" office:value-type="float" office:value="0.333333313465118" calcext:value-type="float">
            <text:p>0,333333313465118</text:p>
          </table:table-cell>
          <table:table-cell table:style-name="ce15" office:value-type="float" office:value="0.333333334962695" calcext:value-type="float">
            <text:p>0,333333334962695</text:p>
          </table:table-cell>
          <table:table-cell table:style-name="ce15" office:value-type="float" office:value="0.333333353713477" calcext:value-type="float">
            <text:p>0,333333353713477</text:p>
          </table:table-cell>
          <table:table-cell table:style-name="ce15" office:value-type="float" office:value="0.333333353608921" calcext:value-type="float">
            <text:p>0,333333353608921</text:p>
          </table:table-cell>
          <table:table-cell table:style-name="ce15" office:value-type="float" office:value="0.333333313807721" calcext:value-type="float">
            <text:p>0,333333313807721</text:p>
          </table:table-cell>
          <table:table-cell table:style-name="ce17" office:value-type="float" office:value="0.333333313465118" calcext:value-type="float">
            <text:p>0,333333313465118</text:p>
          </table:table-cell>
          <table:table-cell table:style-name="ce15" office:value-type="float" office:value="0.333333313465118" calcext:value-type="float">
            <text:p>0,333333313465118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6</text:p>
          </table:table-cell>
          <table:table-cell table:style-name="ce15" office:value-type="float" office:value="-0.999998999999995" calcext:value-type="float">
            <text:p>-0,999998999999995</text:p>
          </table:table-cell>
          <table:table-cell table:style-name="ce15" office:value-type="float" office:value="-0.999999000000001" calcext:value-type="float">
            <text:p>-0,999999000000001</text:p>
          </table:table-cell>
          <table:table-cell table:style-name="ce15" office:value-type="float" office:value="-0.999998999999997" calcext:value-type="float">
            <text:p>-0,999998999999997</text:p>
          </table:table-cell>
          <table:table-cell table:style-name="ce15" office:value-type="float" office:value="-0.999999" calcext:value-type="float">
            <text:p>-0,999999</text:p>
          </table:table-cell>
          <table:table-cell table:style-name="ce15" office:value-type="float" office:value="-0.999998999999995" calcext:value-type="float">
            <text:p>-0,999998999999995</text:p>
          </table:table-cell>
          <table:table-cell table:style-name="ce17" office:value-type="float" office:value="-0.999999000000003" calcext:value-type="float">
            <text:p>-0,999999000000003</text:p>
          </table:table-cell>
          <table:table-cell table:style-name="ce15" office:value-type="float" office:value="-0.999999000000003" calcext:value-type="float">
            <text:p>-0,99999900000000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7</text:p>
          </table:table-cell>
          <table:table-cell table:style-name="ce15" office:value-type="float" office:value="0.0476190476190439" calcext:value-type="float">
            <text:p>0,0476190476190439</text:p>
          </table:table-cell>
          <table:table-cell table:style-name="ce15" office:value-type="float" office:value="0.047619047619053" calcext:value-type="float">
            <text:p>0,047619047619053</text:p>
          </table:table-cell>
          <table:table-cell table:style-name="ce15" office:value-type="float" office:value="-0.932336854096513" calcext:value-type="float">
            <text:p>-0,932336854096513</text:p>
          </table:table-cell>
          <table:table-cell table:style-name="ce15" office:value-type="float" office:value="0.0476190476190476" calcext:value-type="float">
            <text:p>0,0476190476190476</text:p>
          </table:table-cell>
          <table:table-cell table:style-name="ce15" office:value-type="float" office:value="0.0476190476190429" calcext:value-type="float">
            <text:p>0,0476190476190429</text:p>
          </table:table-cell>
          <table:table-cell table:style-name="ce17" office:value-type="float" office:value="0.0476190476190439" calcext:value-type="float">
            <text:p>0,0476190476190439</text:p>
          </table:table-cell>
          <table:table-cell table:style-name="ce15" office:value-type="float" office:value="0.0476190476190439" calcext:value-type="float">
            <text:p>0,047619047619043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8</text:p>
          </table:table-cell>
          <table:table-cell table:style-name="ce16" office:value-type="float" office:value="7.105427357601E-015" calcext:value-type="float">
            <text:p>7,11E-15</text:p>
          </table:table-cell>
          <table:table-cell table:style-name="ce16" office:value-type="float" office:value="-1.77635683940025E-015" calcext:value-type="float">
            <text:p>-1,78E-15</text:p>
          </table:table-cell>
          <table:table-cell table:style-name="ce16" office:value-type="float" office:value="2.21603884246079E-015" calcext:value-type="float">
            <text:p>2,22E-15</text:p>
          </table:table-cell>
          <table:table-cell table:style-name="ce15" office:value-type="string" calcext:value-type="string">
            <text:p>NaN</text:p>
          </table:table-cell>
          <table:table-cell table:style-name="ce16" office:value-type="float" office:value="-4.9536132771457E-015" calcext:value-type="float">
            <text:p>-4,95E-15</text:p>
          </table:table-cell>
          <table:table-cell table:style-name="ce18" office:value-type="float" office:value="9.65733148895921E-043" calcext:value-type="float">
            <text:p>9,66E-43</text:p>
          </table:table-cell>
          <table:table-cell table:style-name="ce16" office:value-type="float" office:value="9.65733148895921E-043" calcext:value-type="float">
            <text:p>9,66E-4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79</text:p>
          </table:table-cell>
          <table:table-cell table:style-name="ce16" office:value-type="float" office:value="7.105427357601E-015" calcext:value-type="float">
            <text:p>7,11E-15</text:p>
          </table:table-cell>
          <table:table-cell table:style-name="ce16" office:value-type="float" office:value="-3.68645178925884E-015" calcext:value-type="float">
            <text:p>-3,69E-15</text:p>
          </table:table-cell>
          <table:table-cell table:style-name="ce16" office:value-type="float" office:value="7.64064155564501E-015" calcext:value-type="float">
            <text:p>7,64E-15</text:p>
          </table:table-cell>
          <table:table-cell table:style-name="ce16" office:value-type="float" office:value="5.55111512312578E-018" calcext:value-type="float">
            <text:p>5,55E-18</text:p>
          </table:table-cell>
          <table:table-cell table:style-name="ce16" office:value-type="float" office:value="9.03810359886848E-015" calcext:value-type="float">
            <text:p>9,04E-15</text:p>
          </table:table-cell>
          <table:table-cell table:style-name="ce18" office:value-type="float" office:value="2.91317086684748E-019" calcext:value-type="float">
            <text:p>2,91E-19</text:p>
          </table:table-cell>
          <table:table-cell table:style-name="ce16" office:value-type="float" office:value="2.91317086684748E-019" calcext:value-type="float">
            <text:p>2,91E-1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0</text:p>
          </table:table-cell>
          <table:table-cell table:style-name="ce15" office:value-type="float" office:value="-0.03125853949917" calcext:value-type="float">
            <text:p>-0,03125853949917</text:p>
          </table:table-cell>
          <table:table-cell table:style-name="ce15" office:value-type="float" office:value="-0.0138668609466333" calcext:value-type="float">
            <text:p>-0,0138668609466333</text:p>
          </table:table-cell>
          <table:table-cell table:style-name="ce15" office:value-type="float" office:value="-0.050202136194283" calcext:value-type="float">
            <text:p>-0,050202136194283</text:p>
          </table:table-cell>
          <table:table-cell table:style-name="ce15" office:value-type="float" office:value="-0.0490523264418711" calcext:value-type="float">
            <text:p>-0,0490523264418711</text:p>
          </table:table-cell>
          <table:table-cell table:style-name="ce15" office:value-type="float" office:value="-0.0153308283461185" calcext:value-type="float">
            <text:p>-0,0153308283461185</text:p>
          </table:table-cell>
          <table:table-cell table:style-name="ce17" office:value-type="float" office:value="-0.0414560401586836" calcext:value-type="float">
            <text:p>-0,0414560401586836</text:p>
          </table:table-cell>
          <table:table-cell table:style-name="ce15" office:value-type="float" office:value="-0.0414560401586836" calcext:value-type="float">
            <text:p>-0,04145604015868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1</text:p>
          </table:table-cell>
          <table:table-cell table:style-name="ce15" office:value-type="float" office:value="-0.999999999999993" calcext:value-type="float">
            <text:p>-0,999999999999993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0.999999999999997" calcext:value-type="float">
            <text:p>-0,999999999999997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0.999999999999992" calcext:value-type="float">
            <text:p>-0,999999999999992</text:p>
          </table:table-cell>
          <table:table-cell table:style-name="ce17" office:value-type="float" office:value="-1" calcext:value-type="float">
            <text:p>-1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2</text:p>
          </table:table-cell>
          <table:table-cell table:style-name="ce15" office:value-type="float" office:value="0.19851485148515" calcext:value-type="float">
            <text:p>0,19851485148515</text:p>
          </table:table-cell>
          <table:table-cell table:style-name="ce15" office:value-type="float" office:value="0.05" calcext:value-type="float">
            <text:p>0,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5" calcext:value-type="float">
            <text:p>0,05</text:p>
          </table:table-cell>
          <table:table-cell table:style-name="ce15" office:value-type="float" office:value="0.0202970297029703" calcext:value-type="float">
            <text:p>0,020297029702970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5" office:value-type="float" office:value="0.0499999999999993" calcext:value-type="float">
            <text:p>0,049999999999999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3</text:p>
          </table:table-cell>
          <table:table-cell table:style-name="ce15" office:value-type="float" office:value="0.19851485148515" calcext:value-type="float">
            <text:p>0,19851485148515</text:p>
          </table:table-cell>
          <table:table-cell table:style-name="ce15" office:value-type="float" office:value="0.257920792079212" calcext:value-type="float">
            <text:p>0,257920792079212</text:p>
          </table:table-cell>
          <table:table-cell table:style-name="ce15" office:value-type="float" office:value="0.000495049504954503" calcext:value-type="float">
            <text:p>0,000495049504954503</text:p>
          </table:table-cell>
          <table:table-cell table:style-name="ce15" office:value-type="float" office:value="0.257920792079208" calcext:value-type="float">
            <text:p>0,257920792079208</text:p>
          </table:table-cell>
          <table:table-cell table:style-name="ce15" office:value-type="float" office:value="0.000495049504951" calcext:value-type="float">
            <text:p>0,000495049504951</text:p>
          </table:table-cell>
          <table:table-cell table:style-name="ce17" office:value-type="float" office:value="0.19851485148515" calcext:value-type="float">
            <text:p>0,19851485148515</text:p>
          </table:table-cell>
          <table:table-cell table:style-name="ce15" office:value-type="float" office:value="0.19851485148515" calcext:value-type="float">
            <text:p>0,1985148514851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4</text:p>
          </table:table-cell>
          <table:table-cell table:style-name="ce15" office:value-type="float" office:value="5.00207435582523" calcext:value-type="float">
            <text:p>5,00207435582523</text:p>
          </table:table-cell>
          <table:table-cell table:style-name="ce15" office:value-type="float" office:value="3.01250244276147" calcext:value-type="float">
            <text:p>3,01250244276147</text:p>
          </table:table-cell>
          <table:table-cell table:style-name="ce15" office:value-type="float" office:value="3.99160748290673" calcext:value-type="float">
            <text:p>3,99160748290673</text:p>
          </table:table-cell>
          <table:table-cell table:style-name="ce15" office:value-type="float" office:value="5.00207435582523" calcext:value-type="float">
            <text:p>5,00207435582523</text:p>
          </table:table-cell>
          <table:table-cell table:style-name="ce15" office:value-type="float" office:value="3.01250244276147" calcext:value-type="float">
            <text:p>3,01250244276147</text:p>
          </table:table-cell>
          <table:table-cell table:style-name="ce17" office:value-type="float" office:value="3.01250244276147" calcext:value-type="float">
            <text:p>3,01250244276147</text:p>
          </table:table-cell>
          <table:table-cell table:style-name="ce15" office:value-type="float" office:value="3.01250244276147" calcext:value-type="float">
            <text:p>3,01250244276147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5</text:p>
          </table:table-cell>
          <table:table-cell table:style-name="ce15" office:value-type="float" office:value="-2.20778314488693" calcext:value-type="float">
            <text:p>-2,20778314488693</text:p>
          </table:table-cell>
          <table:table-cell table:style-name="ce15" office:value-type="float" office:value="-2.20778314488693" calcext:value-type="float">
            <text:p>-2,20778314488693</text:p>
          </table:table-cell>
          <table:table-cell table:style-name="ce15" office:value-type="float" office:value="-2.20778314488693" calcext:value-type="float">
            <text:p>-2,20778314488693</text:p>
          </table:table-cell>
          <table:table-cell table:number-columns-repeated="2" table:style-name="ce15" office:value-type="float" office:value="-2.20778314488693" calcext:value-type="float">
            <text:p>-2,20778314488693</text:p>
          </table:table-cell>
          <table:table-cell table:style-name="ce17" office:value-type="float" office:value="-2.20778314488693" calcext:value-type="float">
            <text:p>-2,20778314488693</text:p>
          </table:table-cell>
          <table:table-cell table:style-name="ce15" office:value-type="float" office:value="-2.20778314488693" calcext:value-type="float">
            <text:p>-2,2077831448869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6</text:p>
          </table:table-cell>
          <table:table-cell table:style-name="ce15" office:value-type="float" office:value="0.302804157270693" calcext:value-type="float">
            <text:p>0,302804157270693</text:p>
          </table:table-cell>
          <table:table-cell table:style-name="ce15" office:value-type="float" office:value="0.302804157270687" calcext:value-type="float">
            <text:p>0,302804157270687</text:p>
          </table:table-cell>
          <table:table-cell table:style-name="ce15" office:value-type="float" office:value="0.302804157270696" calcext:value-type="float">
            <text:p>0,302804157270696</text:p>
          </table:table-cell>
          <table:table-cell table:style-name="ce15" office:value-type="float" office:value="0.302804157270694" calcext:value-type="float">
            <text:p>0,302804157270694</text:p>
          </table:table-cell>
          <table:table-cell table:style-name="ce15" office:value-type="float" office:value="0.302804157270694" calcext:value-type="float">
            <text:p>0,302804157270694</text:p>
          </table:table-cell>
          <table:table-cell table:style-name="ce17" office:value-type="float" office:value="0.302804157270696" calcext:value-type="float">
            <text:p>0,302804157270696</text:p>
          </table:table-cell>
          <table:table-cell table:style-name="ce15" office:value-type="float" office:value="0.302804157270697" calcext:value-type="float">
            <text:p>0,302804157270697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7</text:p>
          </table:table-cell>
          <table:table-cell table:style-name="ce15" office:value-type="float" office:value="0.987804878048773" calcext:value-type="float">
            <text:p>0,987804878048773</text:p>
          </table:table-cell>
          <table:table-cell table:number-columns-repeated="4" table:style-name="ce15" office:value-type="float" office:value="0.98780487804878" calcext:value-type="float">
            <text:p>0,98780487804878</text:p>
          </table:table-cell>
          <table:table-cell table:style-name="ce17" office:value-type="float" office:value="0.98780487804878" calcext:value-type="float">
            <text:p>0,98780487804878</text:p>
          </table:table-cell>
          <table:table-cell table:style-name="ce15" office:value-type="float" office:value="0.987804878048781" calcext:value-type="float">
            <text:p>0,98780487804878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8</text:p>
          </table:table-cell>
          <table:table-cell table:style-name="ce15" office:value-type="float" office:value="0.168362173262537" calcext:value-type="float">
            <text:p>0,168362173262537</text:p>
          </table:table-cell>
          <table:table-cell table:style-name="ce15" office:value-type="float" office:value="0.168362173262537" calcext:value-type="float">
            <text:p>0,168362173262537</text:p>
          </table:table-cell>
          <table:table-cell table:style-name="ce15" office:value-type="float" office:value="0.168362173262531" calcext:value-type="float">
            <text:p>0,168362173262531</text:p>
          </table:table-cell>
          <table:table-cell table:style-name="ce15" office:value-type="float" office:value="0.168362173262537" calcext:value-type="float">
            <text:p>0,168362173262537</text:p>
          </table:table-cell>
          <table:table-cell table:style-name="ce15" office:value-type="float" office:value="0.168362173262537" calcext:value-type="float">
            <text:p>0,168362173262537</text:p>
          </table:table-cell>
          <table:table-cell table:style-name="ce17" office:value-type="float" office:value="0.168362173262537" calcext:value-type="float">
            <text:p>0,168362173262537</text:p>
          </table:table-cell>
          <table:table-cell table:style-name="ce15" office:value-type="float" office:value="0.168362173262537" calcext:value-type="float">
            <text:p>0,168362173262537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89</text:p>
          </table:table-cell>
          <table:table-cell table:style-name="ce15" office:value-type="float" office:value="-0.794419119687704" calcext:value-type="float">
            <text:p>-0,794419119687704</text:p>
          </table:table-cell>
          <table:table-cell table:style-name="ce15" office:value-type="float" office:value="0.152838743358501" calcext:value-type="float">
            <text:p>0,152838743358501</text:p>
          </table:table-cell>
          <table:table-cell table:style-name="ce15" office:value-type="float" office:value="-1.11018828584577" calcext:value-type="float">
            <text:p>-1,11018828584577</text:p>
          </table:table-cell>
          <table:table-cell table:style-name="ce15" office:value-type="float" office:value="-3.63693954875174" calcext:value-type="float">
            <text:p>-3,63693954875174</text:p>
          </table:table-cell>
          <table:table-cell table:style-name="ce15" office:value-type="float" office:value="3.31032924605619" calcext:value-type="float">
            <text:p>3,31032924605619</text:p>
          </table:table-cell>
          <table:table-cell table:style-name="ce17" office:value-type="float" office:value="-1.74176261121642" calcext:value-type="float">
            <text:p>-1,74176261121642</text:p>
          </table:table-cell>
          <table:table-cell table:style-name="ce15" office:value-type="float" office:value="-1.74176261121642" calcext:value-type="float">
            <text:p>-1,74176261121642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90</text:p>
          </table:table-cell>
          <table:table-cell table:style-name="ce15" office:value-type="float" office:value="0.026372695414425" calcext:value-type="float">
            <text:p>0,026372695414425</text:p>
          </table:table-cell>
          <table:table-cell table:style-name="ce15" office:value-type="float" office:value="1.14759628853459" calcext:value-type="float">
            <text:p>1,14759628853459</text:p>
          </table:table-cell>
          <table:table-cell table:style-name="ce15" office:value-type="float" office:value="0.02637269541443" calcext:value-type="float">
            <text:p>0,02637269541443</text:p>
          </table:table-cell>
          <table:table-cell table:style-name="ce15" office:value-type="float" office:value="1.14759628853459" calcext:value-type="float">
            <text:p>1,14759628853459</text:p>
          </table:table-cell>
          <table:table-cell table:style-name="ce15" office:value-type="float" office:value="0.02637269541443" calcext:value-type="float">
            <text:p>0,02637269541443</text:p>
          </table:table-cell>
          <table:table-cell table:style-name="ce17" office:value-type="float" office:value="0.02637269541443" calcext:value-type="float">
            <text:p>0,02637269541443</text:p>
          </table:table-cell>
          <table:table-cell table:style-name="ce15" office:value-type="float" office:value="0.02637269541443" calcext:value-type="float">
            <text:p>0,0263726954144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91</text:p>
          </table:table-cell>
          <table:table-cell table:style-name="ce15" office:value-type="float" office:value="0.353913733550918" calcext:value-type="float">
            <text:p>0,353913733550918</text:p>
          </table:table-cell>
          <table:table-cell table:style-name="ce15" office:value-type="float" office:value="0.353913733550912" calcext:value-type="float">
            <text:p>0,353913733550912</text:p>
          </table:table-cell>
          <table:table-cell table:style-name="ce15" office:value-type="float" office:value="0.120778011811926" calcext:value-type="float">
            <text:p>0,120778011811926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float" office:value="0.353913733550918" calcext:value-type="float">
            <text:p>0,353913733550918</text:p>
          </table:table-cell>
          <table:table-cell table:style-name="ce17" office:value-type="float" office:value="0.120778011811926" calcext:value-type="float">
            <text:p>0,120778011811926</text:p>
          </table:table-cell>
          <table:table-cell table:style-name="ce15" office:value-type="float" office:value="0.120778011811926" calcext:value-type="float">
            <text:p>0,12077801181192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f92</text:p>
          </table:table-cell>
          <table:table-cell table:style-name="ce15" office:value-type="float" office:value="0.100000000000007" calcext:value-type="float">
            <text:p>0,100000000000007</text:p>
          </table:table-cell>
          <table:table-cell table:number-columns-repeated="3" table:style-name="ce15" office:value-type="float" office:value="0.1" calcext:value-type="float">
            <text:p>0,1</text:p>
          </table:table-cell>
          <table:table-cell table:style-name="ce15" office:value-type="float" office:value="0.1" calcext:value-type="float">
            <text:p>0,1</text:p>
          </table:table-cell>
          <table:table-cell table:style-name="ce17" office:value-type="float" office:value="0.1" calcext:value-type="float">
            <text:p>0,1</text:p>
          </table:table-cell>
          <table:table-cell table:style-name="ce15" office:value-type="float" office:value="0.1" calcext:value-type="float">
            <text:p>0,1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Func</text:p>
          </table:table-cell>
          <table:table-cell table:style-name="ce12" office:value-type="string" calcext:value-type="string">
            <text:p>bisect</text:p>
          </table:table-cell>
          <table:table-cell table:style-name="ce12" office:value-type="string" calcext:value-type="string">
            <text:p>brent</text:p>
          </table:table-cell>
          <table:table-cell table:style-name="ce12" office:value-type="string" calcext:value-type="string">
            <text:p>ridder</text:p>
          </table:table-cell>
          <table:table-cell table:style-name="ce12" office:value-type="string" calcext:value-type="string">
            <text:p>alefeld</text:p>
          </table:table-cell>
          <table:table-cell table:style-name="ce12" office:value-type="string" calcext:value-type="string">
            <text:p>ITP</text:p>
          </table:table-cell>
          <table:table-cell table:style-name="ce12" office:value-type="string" calcext:value-type="string">
            <text:p>modAB</text:p>
          </table:table-cell>
          <table:table-cell table:style-name="ce12" office:value-type="string" calcext:value-type="string">
            <text:p>modAB_CS</text:p>
          </table:table-cell>
          <table:table-cell table:number-columns-repeated="1016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aluation count" table:style-name="ta1">
        <table:table-column table:style-name="co4" table:number-columns-repeated="8" table:default-cell-style-name="ce34"/>
        <table:table-column table:style-name="co3" table:number-columns-repeated="1016" table:default-cell-style-name="ce34"/>
        <table:table-row table:style-name="ro3">
          <table:table-cell table:style-name="ce33" office:value-type="string" calcext:value-type="string">
            <text:p>Count of function evaluations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Func</text:p>
          </table:table-cell>
          <table:table-cell table:style-name="ce12" office:value-type="string" calcext:value-type="string">
            <text:p>bisect</text:p>
          </table:table-cell>
          <table:table-cell table:style-name="ce12" office:value-type="string" calcext:value-type="string">
            <text:p>brent</text:p>
          </table:table-cell>
          <table:table-cell table:style-name="ce12" office:value-type="string" calcext:value-type="string">
            <text:p>ridder</text:p>
          </table:table-cell>
          <table:table-cell table:style-name="ce12" office:value-type="string" calcext:value-type="string">
            <text:p>alefeld</text:p>
          </table:table-cell>
          <table:table-cell table:style-name="ce12" office:value-type="string" calcext:value-type="string">
            <text:p>ITP</text:p>
          </table:table-cell>
          <table:table-cell table:style-name="ce12" office:value-type="string" calcext:value-type="string">
            <text:p>modAB</text:p>
          </table:table-cell>
          <table:table-cell table:style-name="ce12" office:value-type="string" calcext:value-type="string">
            <text:p>modAB_CS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0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02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2" table:style-name="ce35" office:value-type="float" office:value="24" calcext:value-type="float">
            <text:p>24</text:p>
          </table:table-cell>
          <table:table-cell table:style-name="ce35" office:value-type="float" office:value="244" calcext:value-type="float">
            <text:p>244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03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97" calcext:value-type="float">
            <text:p>397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04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2"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05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06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0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78" calcext:value-type="float">
            <text:p>278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0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2"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09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2" table:style-name="ce35" office:value-type="float" office:value="20" calcext:value-type="float">
            <text:p>20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0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1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2" table:style-name="ce35" office:value-type="float" office:value="18" calcext:value-type="float">
            <text:p>18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3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4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2"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5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6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9" calcext:value-type="float">
            <text:p>9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1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0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13" calcext:value-type="float">
            <text:p>1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1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3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4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3206" calcext:value-type="float">
            <text:p>3206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2231" calcext:value-type="float">
            <text:p>2231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3720" calcext:value-type="float">
            <text:p>3720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707" calcext:value-type="float">
            <text:p>70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2952" calcext:value-type="float">
            <text:p>2952</text:p>
          </table:table-cell>
          <table:table-cell table:style-name="ce35" office:value-type="float" office:value="59" calcext:value-type="float">
            <text:p>59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2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620" calcext:value-type="float">
            <text:p>620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0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1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432" calcext:value-type="float">
            <text:p>432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2"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33" calcext:value-type="float">
            <text:p>333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4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6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954" calcext:value-type="float">
            <text:p>1954</text:p>
          </table:table-cell>
          <table:table-cell table:style-name="ce35" office:value-type="float" office:value="46" calcext:value-type="float">
            <text:p>46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7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732" calcext:value-type="float">
            <text:p>732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2" table:style-name="ce39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8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37" calcext:value-type="float">
            <text:p>937</text:p>
          </table:table-cell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39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292" calcext:value-type="float">
            <text:p>292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573" calcext:value-type="float">
            <text:p>1573</text:p>
          </table:table-cell>
          <table:table-cell table:style-name="ce35" office:value-type="float" office:value="62" calcext:value-type="float">
            <text:p>62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2666" calcext:value-type="float">
            <text:p>2666</text:p>
          </table:table-cell>
          <table:table-cell table:style-name="ce35" office:value-type="float" office:value="62" calcext:value-type="float">
            <text:p>62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93" calcext:value-type="float">
            <text:p>293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2" table:style-name="ce3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2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20" calcext:value-type="float">
            <text:p>20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3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1546" calcext:value-type="float">
            <text:p>11546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4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308" calcext:value-type="float">
            <text:p>7308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5998" calcext:value-type="float">
            <text:p>5998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6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2" table:style-name="ce3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58" calcext:value-type="float">
            <text:p>58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01" calcext:value-type="float">
            <text:p>401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4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14" calcext:value-type="float">
            <text:p>214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0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 table:style-name="ce35" office:value-type="float" office:value="24" calcext:value-type="float">
            <text:p>24</text:p>
          </table:table-cell>
          <table:table-cell table:style-name="ce35" office:value-type="float" office:value="332" calcext:value-type="float">
            <text:p>332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1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2"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2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30" calcext:value-type="float">
            <text:p>30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4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380" calcext:value-type="float">
            <text:p>380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2"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5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13" calcext:value-type="float">
            <text:p>13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1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3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4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7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2"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8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6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office:value-type="float" office:value="22" calcext:value-type="float">
            <text:p>22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1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84" calcext:value-type="float">
            <text:p>384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2950" calcext:value-type="float">
            <text:p>2950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3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4432" calcext:value-type="float">
            <text:p>4432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4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3295" calcext:value-type="float">
            <text:p>3295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220" calcext:value-type="float">
            <text:p>1220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2" table:style-name="ce39" office:value-type="float" office:value="27" calcext:value-type="float">
            <text:p>27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805" calcext:value-type="float">
            <text:p>80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9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7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2948" calcext:value-type="float">
            <text:p>2948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8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8869" calcext:value-type="float">
            <text:p>8869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7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672" calcext:value-type="float">
            <text:p>1672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633" calcext:value-type="float">
            <text:p>633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81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684" calcext:value-type="float">
            <text:p>1684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8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83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155" calcext:value-type="float">
            <text:p>3155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2" table:style-name="ce3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84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36" calcext:value-type="float">
            <text:p>436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f8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f86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47" calcext:value-type="float">
            <text:p>547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f8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f8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74" calcext:value-type="float">
            <text:p>274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f89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28" calcext:value-type="float">
            <text:p>328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f9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55" calcext:value-type="float">
            <text:p>355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2" table:style-name="ce39"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f91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f9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51" calcext:value-type="float">
            <text:p>451</text:p>
          </table:table-cell>
          <table:table-cell table:style-name="ce35" office:value-type="float" office:value="22" calcext:value-type="float">
            <text:p>2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SUM</text:p>
          </table:table-cell>
          <table:table-cell table:style-name="ce36" office:value-type="float" office:value="4469" calcext:value-type="float">
            <text:p>4469</text:p>
          </table:table-cell>
          <table:table-cell table:style-name="ce36" office:value-type="float" office:value="5478" calcext:value-type="float">
            <text:p>5478</text:p>
          </table:table-cell>
          <table:table-cell table:style-name="ce36" office:value-type="float" office:value="3808" calcext:value-type="float">
            <text:p>3808</text:p>
          </table:table-cell>
          <table:table-cell table:style-name="ce36" office:value-type="float" office:value="94746" calcext:value-type="float">
            <text:p>94746</text:p>
          </table:table-cell>
          <table:table-cell table:style-name="ce36" office:value-type="float" office:value="2335" calcext:value-type="float">
            <text:p>2335</text:p>
          </table:table-cell>
          <table:table-cell table:style-name="ce36" office:value-type="float" office:value="1796" calcext:value-type="float">
            <text:p>1796</text:p>
          </table:table-cell>
          <table:table-cell table:style-name="ce36" office:value-type="float" office:value="1722" calcext:value-type="float">
            <text:p>172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4">
          <table:table-cell table:style-name="ce12" office:value-type="string" calcext:value-type="string">
            <text:p>AVE</text:p>
          </table:table-cell>
          <table:table-cell table:style-name="ce37" table:formula="of:=[.B95]/92" office:value-type="float" office:value="48.5760869565217" calcext:value-type="float">
            <text:p>48,6</text:p>
          </table:table-cell>
          <table:table-cell table:style-name="ce37" table:formula="of:=[.C95]/92" office:value-type="float" office:value="59.5434782608696" calcext:value-type="float">
            <text:p>59,5</text:p>
          </table:table-cell>
          <table:table-cell table:style-name="ce37" table:formula="of:=[.D95]/92" office:value-type="float" office:value="41.3913043478261" calcext:value-type="float">
            <text:p>41,4</text:p>
          </table:table-cell>
          <table:table-cell table:style-name="ce37" table:formula="of:=[.E95]/92" office:value-type="float" office:value="1029.84782608696" calcext:value-type="float">
            <text:p>1029,8</text:p>
          </table:table-cell>
          <table:table-cell table:style-name="ce37" table:formula="of:=[.F95]/92" office:value-type="float" office:value="25.3804347826087" calcext:value-type="float">
            <text:p>25,4</text:p>
          </table:table-cell>
          <table:table-cell table:style-name="ce37" table:formula="of:=[.G95]/92" office:value-type="float" office:value="19.5217391304348" calcext:value-type="float">
            <text:p>19,5</text:p>
          </table:table-cell>
          <table:table-cell table:style-name="ce37" table:formula="of:=[.H95]/92" office:value-type="float" office:value="18.7173913043478" calcext:value-type="float">
            <text:p>18,7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REL</text:p>
          </table:table-cell>
          <table:table-cell table:style-name="ce38" table:formula="of:=[.B96]/[.$H$96]" office:value-type="percentage" office:value="2.5952380952381" calcext:value-type="percentage">
            <text:p>260%</text:p>
          </table:table-cell>
          <table:table-cell table:style-name="ce38" table:formula="of:=[.C96]/[.$H$96]" office:value-type="percentage" office:value="3.18118466898955" calcext:value-type="percentage">
            <text:p>318%</text:p>
          </table:table-cell>
          <table:table-cell table:style-name="ce38" table:formula="of:=[.D96]/[.$H$96]" office:value-type="percentage" office:value="2.21138211382114" calcext:value-type="percentage">
            <text:p>221%</text:p>
          </table:table-cell>
          <table:table-cell table:style-name="ce38" table:formula="of:=[.E96]/[.$H$96]" office:value-type="percentage" office:value="55.020905923345" calcext:value-type="percentage">
            <text:p>5502%</text:p>
          </table:table-cell>
          <table:table-cell table:style-name="ce38" table:formula="of:=[.F96]/[.$H$96]" office:value-type="percentage" office:value="1.35598141695703" calcext:value-type="percentage">
            <text:p>136%</text:p>
          </table:table-cell>
          <table:table-cell table:style-name="ce38" table:formula="of:=[.G96]/[.$H$96]" office:value-type="percentage" office:value="1.04297328687573" calcext:value-type="percentage">
            <text:p>104%</text:p>
          </table:table-cell>
          <table:table-cell table:style-name="ce38" table:formula="of:=[.H96]/[.$H$96]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Func</text:p>
          </table:table-cell>
          <table:table-cell table:style-name="ce12" office:value-type="string" calcext:value-type="string">
            <text:p>bisect</text:p>
          </table:table-cell>
          <table:table-cell table:style-name="ce12" office:value-type="string" calcext:value-type="string">
            <text:p>brent</text:p>
          </table:table-cell>
          <table:table-cell table:style-name="ce12" office:value-type="string" calcext:value-type="string">
            <text:p>ridder</text:p>
          </table:table-cell>
          <table:table-cell table:style-name="ce12" office:value-type="string" calcext:value-type="string">
            <text:p>alefeld</text:p>
          </table:table-cell>
          <table:table-cell table:style-name="ce12" office:value-type="string" calcext:value-type="string">
            <text:p>ITP</text:p>
          </table:table-cell>
          <table:table-cell table:style-name="ce12" office:value-type="string" calcext:value-type="string">
            <text:p>modAB</text:p>
          </table:table-cell>
          <table:table-cell table:style-name="ce12" office:value-type="string" calcext:value-type="string">
            <text:p>modAB_CS</text:p>
          </table:table-cell>
          <table:table-cell table:number-columns-repeated="1016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nchmark" table:style-name="ta1">
        <table:table-column table:style-name="co5" table:default-cell-style-name="ce14"/>
        <table:table-column table:style-name="co3" table:number-columns-repeated="1023" table:default-cell-style-name="ce14"/>
        <table:table-row table:style-name="ro3">
          <table:table-cell table:style-name="ce11" office:value-type="string" calcext:value-type="string">
            <text:p>SciML Performance Benchmarks</text:p>
          </table:table-cell>
          <table:table-cell table:style-name="Default" table:number-columns-repeated="1023"/>
        </table:table-row>
        <table:table-row table:style-name="ro4"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Roots.jl</text:p>
          </table:table-cell>
          <table:table-cell table:style-name="ce12" office:value-type="string" calcext:value-type="string">
            <text:p>Alefeld</text:p>
          </table:table-cell>
          <table:table-cell table:style-name="ce12" office:value-type="string" calcext:value-type="string">
            <text:p>Bisection</text:p>
          </table:table-cell>
          <table:table-cell table:style-name="ce12" office:value-type="string" calcext:value-type="string">
            <text:p>Brent</text:p>
          </table:table-cell>
          <table:table-cell table:style-name="ce12" office:value-type="string" calcext:value-type="string">
            <text:p>Falsi</text:p>
          </table:table-cell>
          <table:table-cell table:style-name="ce12" office:value-type="string" calcext:value-type="string">
            <text:p>ITP</text:p>
          </table:table-cell>
          <table:table-cell table:style-name="ce12" office:value-type="string" calcext:value-type="string">
            <text:p>Ridder</text:p>
          </table:table-cell>
          <table:table-cell table:style-name="ce12" office:value-type="string" calcext:value-type="string">
            <text:p>ModAB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Wilkinson-like polynomia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.3" calcext:value-type="float">
            <text:p>6,3</text:p>
          </table:table-cell>
          <table:table-cell table:style-name="ce15" office:value-type="float" office:value="5.7" calcext:value-type="float">
            <text:p>5,7</text:p>
          </table:table-cell>
          <table:table-cell table:style-name="ce15" office:value-type="float" office:value="2.3" calcext:value-type="float">
            <text:p>2,3</text:p>
          </table:table-cell>
          <table:table-cell table:style-name="ce15" office:value-type="float" office:value="34.5" calcext:value-type="float">
            <text:p>34,5</text:p>
          </table:table-cell>
          <table:table-cell table:style-name="ce15" office:value-type="float" office:value="2.7" calcext:value-type="float">
            <text:p>2,7</text:p>
          </table:table-cell>
          <table:table-cell table:style-name="ce15" office:value-type="float" office:value="3.1" calcext:value-type="float">
            <text:p>3,1</text:p>
          </table:table-cell>
          <table:table-cell table:style-name="ce17" office:value-type="float" office:value="1.8" calcext:value-type="float">
            <text:p>1,8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sin(x) - 0,5x</text:p>
          </table:table-cell>
          <table:table-cell table:style-name="ce15" office:value-type="float" office:value="18.5" calcext:value-type="float">
            <text:p>18,5</text:p>
          </table:table-cell>
          <table:table-cell table:style-name="ce15" office:value-type="float" office:value="12.5" calcext:value-type="float">
            <text:p>12,5</text:p>
          </table:table-cell>
          <table:table-cell table:style-name="ce15" office:value-type="float" office:value="9.2" calcext:value-type="float">
            <text:p>9,2</text:p>
          </table:table-cell>
          <table:table-cell table:style-name="ce15" office:value-type="float" office:value="5.6" calcext:value-type="float">
            <text:p>5,6</text:p>
          </table:table-cell>
          <table:table-cell table:style-name="ce15" office:value-type="float" office:value="14.6" calcext:value-type="float">
            <text:p>14,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.6" calcext:value-type="float">
            <text:p>3,6</text:p>
          </table:table-cell>
          <table:table-cell table:style-name="ce17" office:value-type="float" office:value="2.6" calcext:value-type="float">
            <text:p>2,6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exp(x) - 1 - x - x²/</text:p>
          </table:table-cell>
          <table:table-cell table:style-name="ce15" office:value-type="float" office:value="19.7" calcext:value-type="float">
            <text:p>19,7</text:p>
          </table:table-cell>
          <table:table-cell table:style-name="ce15" office:value-type="float" office:value="22.9" calcext:value-type="float">
            <text:p>22,9</text:p>
          </table:table-cell>
          <table:table-cell table:style-name="ce15" office:value-type="float" office:value="9.2" calcext:value-type="float">
            <text:p>9,2</text:p>
          </table:table-cell>
          <table:table-cell table:style-name="ce15" office:value-type="float" office:value="6.2" calcext:value-type="float">
            <text:p>6,2</text:p>
          </table:table-cell>
          <table:table-cell table:style-name="ce15" office:value-type="float" office:value="482.3" calcext:value-type="float">
            <text:p>482,3</text:p>
          </table:table-cell>
          <table:table-cell table:style-name="ce15" office:value-type="float" office:value="4.2" calcext:value-type="float">
            <text:p>4,2</text:p>
          </table:table-cell>
          <table:table-cell table:style-name="ce15" office:value-type="float" office:value="4.7" calcext:value-type="float">
            <text:p>4,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1/(x-0,5) - 2</text:p>
          </table:table-cell>
          <table:table-cell table:style-name="ce15" office:value-type="float" office:value="12.9" calcext:value-type="float">
            <text:p>12,9</text:p>
          </table:table-cell>
          <table:table-cell table:style-name="ce15" office:value-type="float" office:value="3.9" calcext:value-type="float">
            <text:p>3,9</text:p>
          </table:table-cell>
          <table:table-cell table:style-name="ce15" office:value-type="float" office:value="5.7" calcext:value-type="float">
            <text:p>5,7</text:p>
          </table:table-cell>
          <table:table-cell table:style-name="ce15" office:value-type="float" office:value="2.6" calcext:value-type="float">
            <text:p>2,6</text:p>
          </table:table-cell>
          <table:table-cell table:style-name="ce15" office:value-type="float" office:value="73.5" calcext:value-type="float">
            <text:p>73,5</text:p>
          </table:table-cell>
          <table:table-cell table:style-name="ce15" office:value-type="float" office:value="3.7" calcext:value-type="float">
            <text:p>3,7</text:p>
          </table:table-cell>
          <table:table-cell table:style-name="ce15" office:value-type="float" office:value="2.2" calcext:value-type="float">
            <text:p>2,2</text:p>
          </table:table-cell>
          <table:table-cell table:style-name="ce17" office:value-type="float" office:value="1.7" calcext:value-type="float">
            <text:p>1,7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log(x) - x + 2</text:p>
          </table:table-cell>
          <table:table-cell table:style-name="ce15" office:value-type="float" office:value="19.1" calcext:value-type="float">
            <text:p>19,1</text:p>
          </table:table-cell>
          <table:table-cell table:style-name="ce15" office:value-type="float" office:value="16.5" calcext:value-type="float">
            <text:p>16,5</text:p>
          </table:table-cell>
          <table:table-cell table:style-name="ce15" office:value-type="float" office:value="11.2" calcext:value-type="float">
            <text:p>11,2</text:p>
          </table:table-cell>
          <table:table-cell table:style-name="ce15" office:value-type="float" office:value="4.7" calcext:value-type="float">
            <text:p>4,7</text:p>
          </table:table-cell>
          <table:table-cell table:style-name="ce15" office:value-type="float" office:value="26.2" calcext:value-type="float">
            <text:p>26,2</text:p>
          </table:table-cell>
          <table:table-cell table:style-name="ce15" office:value-type="float" office:value="5.1" calcext:value-type="float">
            <text:p>5,1</text:p>
          </table:table-cell>
          <table:table-cell table:style-name="ce15" office:value-type="float" office:value="4.6" calcext:value-type="float">
            <text:p>4,6</text:p>
          </table:table-cell>
          <table:table-cell table:style-name="ce17" office:value-type="float" office:value="3.8" calcext:value-type="float">
            <text:p>3,8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sin(20x) + 0,1x</text:p>
          </table:table-cell>
          <table:table-cell table:style-name="ce15" office:value-type="float" office:value="16.4" calcext:value-type="float">
            <text:p>16,4</text:p>
          </table:table-cell>
          <table:table-cell table:style-name="ce15" office:value-type="float" office:value="21.1" calcext:value-type="float">
            <text:p>21,1</text:p>
          </table:table-cell>
          <table:table-cell table:style-name="ce15" office:value-type="float" office:value="11.7" calcext:value-type="float">
            <text:p>11,7</text:p>
          </table:table-cell>
          <table:table-cell table:style-name="ce15" office:value-type="float" office:value="4.9" calcext:value-type="float">
            <text:p>4,9</text:p>
          </table:table-cell>
          <table:table-cell table:style-name="ce15" office:value-type="float" office:value="8.5" calcext:value-type="float">
            <text:p>8,5</text:p>
          </table:table-cell>
          <table:table-cell table:style-name="ce15" office:value-type="float" office:value="4.5" calcext:value-type="float">
            <text:p>4,5</text:p>
          </table:table-cell>
          <table:table-cell table:style-name="ce15" office:value-type="float" office:value="7.8" calcext:value-type="float">
            <text:p>7,8</text:p>
          </table:table-cell>
          <table:table-cell table:style-name="ce17" office:value-type="float" office:value="3.9" calcext:value-type="float">
            <text:p>3,9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x³ - 2x² +</text:p>
          </table:table-cell>
          <table:table-cell table:style-name="ce15" office:value-type="float" office:value="12.9" calcext:value-type="float">
            <text:p>12,9</text:p>
          </table:table-cell>
          <table:table-cell table:style-name="ce15" office:value-type="float" office:value="5.3" calcext:value-type="float">
            <text:p>5,3</text:p>
          </table:table-cell>
          <table:table-cell table:style-name="ce15" office:value-type="float" office:value="5.6" calcext:value-type="float">
            <text:p>5,6</text:p>
          </table:table-cell>
          <table:table-cell table:style-name="ce15" office:value-type="float" office:value="2.3" calcext:value-type="float">
            <text:p>2,3</text:p>
          </table:table-cell>
          <table:table-cell table:style-name="ce15" office:value-type="float" office:value="81.5" calcext:value-type="float">
            <text:p>81,5</text:p>
          </table:table-cell>
          <table:table-cell table:style-name="ce15" office:value-type="float" office:value="3.1" calcext:value-type="float">
            <text:p>3,1</text:p>
          </table:table-cell>
          <table:table-cell table:style-name="ce15" office:value-type="float" office:value="2.3" calcext:value-type="float">
            <text:p>2,3</text:p>
          </table:table-cell>
          <table:table-cell table:style-name="ce17" office:value-type="float" office:value="1.7" calcext:value-type="float">
            <text:p>1,7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x·sin(1/x) - 0,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IL</text:p>
          </table:table-cell>
          <table:table-cell table:style-name="ce15" office:value-type="float" office:value="10.5" calcext:value-type="float">
            <text:p>10,5</text:p>
          </table:table-cell>
          <table:table-cell table:style-name="ce15" office:value-type="float" office:value="9.4" calcext:value-type="float">
            <text:p>9,4</text:p>
          </table:table-cell>
          <table:table-cell table:style-name="ce15" office:value-type="float" office:value="16.3" calcext:value-type="float">
            <text:p>16,3</text:p>
          </table:table-cell>
          <table:table-cell table:style-name="ce15" office:value-type="float" office:value="4.2" calcext:value-type="float">
            <text:p>4,2</text:p>
          </table:table-cell>
          <table:table-cell table:style-name="ce15" office:value-type="float" office:value="3.3" calcext:value-type="float">
            <text:p>3,3</text:p>
          </table:table-cell>
          <table:table-cell table:style-name="ce17" office:value-type="float" office:value="3.8" calcext:value-type="float">
            <text:p>3,8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43" office:value-type="string" calcext:value-type="string">
            <text:p>Total</text:p>
          </table:table-cell>
          <table:table-cell table:style-name="ce43" table:formula="of:=SUM([.B3:.B10])" office:value-type="float" office:value="131.5" calcext:value-type="float">
            <text:p>131,5</text:p>
          </table:table-cell>
          <table:table-cell table:style-name="ce43" table:formula="of:=SUM([.C3:.C10])" office:value-type="float" office:value="88.5" calcext:value-type="float">
            <text:p>88,5</text:p>
          </table:table-cell>
          <table:table-cell table:style-name="ce43" table:formula="of:=SUM([.D3:.D10])" office:value-type="float" office:value="68.8" calcext:value-type="float">
            <text:p>68,8</text:p>
          </table:table-cell>
          <table:table-cell table:style-name="ce43" table:formula="of:=SUM([.E3:.E10])" office:value-type="float" office:value="38" calcext:value-type="float">
            <text:p>38</text:p>
          </table:table-cell>
          <table:table-cell table:style-name="ce43" table:formula="of:=SUM([.F3:.F10])" office:value-type="float" office:value="737.4" calcext:value-type="float">
            <text:p>737,4</text:p>
          </table:table-cell>
          <table:table-cell table:style-name="ce43" table:formula="of:=SUM([.G3:.G10])" office:value-type="float" office:value="31.5" calcext:value-type="float">
            <text:p>31,5</text:p>
          </table:table-cell>
          <table:table-cell table:style-name="ce43" table:formula="of:=SUM([.H3:.H10])" office:value-type="float" office:value="31.6" calcext:value-type="float">
            <text:p>31,6</text:p>
          </table:table-cell>
          <table:table-cell table:style-name="ce43" table:formula="of:=SUM([.I3:.I10])" office:value-type="float" office:value="22.3" calcext:value-type="float">
            <text:p>22,3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43" office:value-type="string" calcext:value-type="string">
            <text:p>REL</text:p>
          </table:table-cell>
          <table:table-cell table:style-name="ce44" table:formula="of:=[.B11]/[.$I$11]" office:value-type="percentage" office:value="5.89686098654709" calcext:value-type="percentage">
            <text:p>590%</text:p>
          </table:table-cell>
          <table:table-cell table:style-name="ce44" table:formula="of:=[.C11]/[.$I$11]" office:value-type="percentage" office:value="3.96860986547085" calcext:value-type="percentage">
            <text:p>397%</text:p>
          </table:table-cell>
          <table:table-cell table:style-name="ce44" table:formula="of:=[.D11]/[.$I$11]" office:value-type="percentage" office:value="3.08520179372197" calcext:value-type="percentage">
            <text:p>309%</text:p>
          </table:table-cell>
          <table:table-cell table:style-name="ce44" table:formula="of:=[.E11]/[.$I$11]" office:value-type="percentage" office:value="1.70403587443946" calcext:value-type="percentage">
            <text:p>170%</text:p>
          </table:table-cell>
          <table:table-cell table:style-name="ce44" table:formula="of:=[.F11]/[.$I$11]" office:value-type="percentage" office:value="33.067264573991" calcext:value-type="percentage">
            <text:p>3307%</text:p>
          </table:table-cell>
          <table:table-cell table:style-name="ce44" table:formula="of:=[.G11]/[.$I$11]" office:value-type="percentage" office:value="1.41255605381166" calcext:value-type="percentage">
            <text:p>141%</text:p>
          </table:table-cell>
          <table:table-cell table:style-name="ce44" table:formula="of:=[.H11]/[.I11]" office:value-type="percentage" office:value="1.41704035874439" calcext:value-type="percentage">
            <text:p>142%</text:p>
          </table:table-cell>
          <table:table-cell table:style-name="ce44" office:value-type="percentage" office:value="1" calcext:value-type="percentage">
            <text:p>100%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number-columns-repeated="11"/>
          <table:table-cell table:style-name="Default"/>
          <table:table-cell table:number-columns-repeated="101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4" number:min-decimal-places="14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.00.0000</text:date>, <text:time style:data-style-name="N2" text:time-value="02:36:30.84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7T11:03:42.680000000</meta:creation-date>
    <dc:date>2026-02-25T02:37:44.266000000</dc:date>
    <meta:editing-duration>PT12H8M42S</meta:editing-duration>
    <meta:editing-cycles>34</meta:editing-cycles>
    <meta:generator>LibreOffice/7.3.2.2$Windows_X86_64 LibreOffice_project/49f2b1bff42cfccbd8f788c8dc32c1c309559be0</meta:generator>
    <meta:document-statistic meta:table-count="3" meta:cell-count="1630" meta:object-count="0"/>
  </office:meta>
</office:document-meta>
</file>